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text-properties style:font-name="Envy Code R VS" fo:font-size="10pt" fo:language="es" fo:country="ES"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 style:family="paragraph" style:parent-style-name="Standard">
      <style:text-properties style:font-name="Envy Code R VS" fo:font-size="10pt" fo:language="es" fo:country="ES" style:font-size-asian="10pt" style:language-asian="zxx" style:country-asian="none" style:font-size-complex="10pt" style:language-complex="zxx" style:country-complex="none"/>
    </style:style>
    <style:style style:name="P13" style:family="paragraph" style:parent-style-name="Standard">
      <style:text-properties fo:language="es" fo:country="ES" style:language-asian="zxx" style:country-asian="none" style:language-complex="zxx" style:country-complex="none"/>
    </style:style>
    <style:style style:name="P14"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5" style:family="paragraph" style:parent-style-name="Standard">
      <style:paragraph-properties fo:background-color="#000000">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8" style:family="paragraph" style:parent-style-name="Standard">
      <style:paragraph-properties fo:background-color="#000000" style:text-autospace="none">
        <style:background-image/>
      </style:paragraph-properties>
      <style:text-properties fo:color="#e8f3f6" style:font-name="Consolas1" fo:font-size="10pt" fo:language="es" fo:country="ES" style:font-name-asian="Consolas" style:font-size-asian="10pt" style:language-asian="zxx" style:country-asian="none" style:font-name-complex="Consolas" style:font-size-complex="10pt" style:language-complex="zxx" style:country-complex="none"/>
    </style:style>
    <style:style style:name="P19" style:family="paragraph" style:parent-style-name="Standard">
      <style:paragraph-properties fo:background-color="#000000">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0"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21"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22" style:family="paragraph" style:parent-style-name="Standard">
      <style:paragraph-properties fo:background-color="#000000">
        <style:background-image/>
      </style:paragraph-properties>
      <style:text-properties fo:color="#8ac6f2" style:font-name="Envy Code R V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3" style:family="paragraph" style:parent-style-name="Standard">
      <style:paragraph-properties fo:background-color="#000000" style:text-autospace="none">
        <style:background-image/>
      </style:paragraph-properties>
      <style:text-properties fo:color="#8ac6f2" style:font-name="Envy Code R V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4" style:family="paragraph" style:parent-style-name="Standard">
      <style:paragraph-properties fo:background-color="#000000" style:text-autospace="none">
        <style:background-image/>
      </style:paragraph-properties>
      <style:text-properties fo:color="#8ac6f2" style:font-name="Consolas1"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5"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26"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27" style:family="paragraph" style:parent-style-name="Standard">
      <style:paragraph-properties fo:background-color="#000000">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30" style:family="paragraph" style:parent-style-name="Standard">
      <style:paragraph-properties fo:background-color="#000000" style:text-autospace="none">
        <style:background-image/>
      </style:paragraph-properties>
      <style:text-properties style:font-name="Consolas1" fo:font-size="10pt" fo:language="es" fo:country="ES" style:font-size-asian="10pt" style:language-asian="zxx" style:country-asian="none" style:font-size-complex="10pt" style:language-complex="zxx" style:country-complex="none"/>
    </style:style>
    <style:style style:name="T1" style:family="text">
      <style:text-properties style:text-underline-style="none"/>
    </style:style>
    <style:style style:name="T2"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4" style:family="text">
      <style:text-properties style:font-name="Envy Code R VS" fo:font-size="10pt" fo:font-style="normal" style:text-underline-style="none" style:font-size-asian="10pt" style:font-style-asian="normal" style:font-size-complex="10pt" style:font-style-complex="normal"/>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fo:color="#8ac6f2"/>
    </style:style>
    <style:style style:name="T7" style:family="text">
      <style:text-properties fo:color="#8ac6f2" style:font-name="Consolas" style:font-name-asian="Consolas" style:font-name-complex="Consolas"/>
    </style:style>
    <style:style style:name="T8"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9" style:family="text">
      <style:text-properties fo:color="#8ac6f2" style:font-name="Consolas" style:text-underline-style="none" style:font-name-asian="Consolas" style:font-name-complex="Consolas"/>
    </style:style>
    <style:style style:name="T10" style:family="text">
      <style:text-properties fo:color="#8ac6f2" style:font-name="Consolas" fo:font-style="normal" style:text-underline-style="none" style:font-name-asian="Consolas" style:font-style-asian="normal" style:font-name-complex="Consolas" style:font-style-complex="normal"/>
    </style:style>
    <style:style style:name="T11" style:family="text">
      <style:text-properties fo:color="#8ac6f2" fo:language="zxx" fo:country="none" fo:font-style="normal" style:text-underline-style="none" style:language-asian="zxx" style:country-asian="none" style:font-style-asian="normal" style:language-complex="zxx" style:country-complex="none" style:font-style-complex="normal"/>
    </style:style>
    <style:style style:name="T12" style:family="text">
      <style:text-properties fo:color="#8ac6f2" fo:font-style="normal" style:text-underline-style="none" style:font-style-asian="normal" style:font-style-complex="normal"/>
    </style:style>
    <style:style style:name="T13" style:family="text">
      <style:text-properties fo:color="#e8f3f6" style:font-name="Consolas" style:font-name-asian="Consolas" style:font-name-complex="Consolas"/>
    </style:style>
    <style:style style:name="T14" style:family="text">
      <style:text-properties fo:color="#e8f3f6" style:font-name="Consolas" fo:font-weight="normal" style:font-name-asian="Consolas" style:font-weight-asian="normal" style:font-name-complex="Consolas" style:font-weight-complex="normal"/>
    </style:style>
    <style:style style:name="T15"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6" style:family="text">
      <style:text-properties fo:color="#e8f3f6" style:font-name="Consolas" fo:language="zxx" fo:country="none" fo:font-style="italic" style:text-underline-style="none" style:font-name-asian="Consolas" style:language-asian="zxx" style:country-asian="none" style:font-style-asian="italic" style:font-name-complex="Consolas" style:language-complex="zxx" style:country-complex="none" style:font-style-complex="italic"/>
    </style:style>
    <style:style style:name="T17" style:family="text">
      <style:text-properties fo:color="#e8f3f6" style:font-name="Consolas" style:text-underline-style="none" style:font-name-asian="Consolas" style:font-name-complex="Consolas"/>
    </style:style>
    <style:style style:name="T18" style:family="text">
      <style:text-properties fo:color="#e8f3f6" style:font-name="Consolas" fo:font-style="normal" style:text-underline-style="none" style:font-name-asian="Consolas" style:font-style-asian="normal" style:font-name-complex="Consolas" style:font-style-complex="normal"/>
    </style:style>
    <style:style style:name="T19" style:family="text">
      <style:text-properties fo:color="#e8f3f6" style:font-name="Consolas" fo:font-style="italic" style:text-underline-style="none" style:font-name-asian="Consolas" style:font-style-asian="italic" style:font-name-complex="Consolas" style:font-style-complex="italic"/>
    </style:style>
    <style:style style:name="T20" style:family="text">
      <style:text-properties fo:color="#e8f3f6" style:font-name-asian="Consolas" style:font-name-complex="Consolas"/>
    </style:style>
    <style:style style:name="T21" style:family="text">
      <style:text-properties fo:color="#e5786d" style:font-name="Consolas" style:font-name-asian="Consolas" style:font-name-complex="Consolas"/>
    </style:style>
    <style:style style:name="T22"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3" style:family="text">
      <style:text-properties fo:color="#e5786d" style:font-name="Consolas" style:text-underline-style="none" style:font-name-asian="Consolas" style:font-name-complex="Consolas"/>
    </style:style>
    <style:style style:name="T24" style:family="text">
      <style:text-properties fo:color="#e5786d" style:font-name="Consolas" fo:font-style="normal" style:text-underline-style="none" style:font-name-asian="Consolas" style:font-style-asian="normal" style:font-name-complex="Consolas" style:font-style-complex="normal"/>
    </style:style>
    <style:style style:name="T25" style:family="text">
      <style:text-properties fo:color="#e5786d" style:font-name-asian="Consolas" style:font-name-complex="Consolas"/>
    </style:style>
    <style:style style:name="T26" style:family="text">
      <style:text-properties fo:color="#cae682"/>
    </style:style>
    <style:style style:name="T27" style:family="text">
      <style:text-properties fo:color="#cae682" style:font-name="Consolas" style:font-name-asian="Consolas" style:font-name-complex="Consolas"/>
    </style:style>
    <style:style style:name="T28"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9" style:family="text">
      <style:text-properties fo:color="#cae682" style:font-name="Consolas" style:text-underline-style="none" style:font-name-asian="Consolas" style:font-name-complex="Consolas"/>
    </style:style>
    <style:style style:name="T30" style:family="text">
      <style:text-properties fo:color="#cae682" style:font-name="Consolas" fo:font-style="normal" style:text-underline-style="none" style:font-name-asian="Consolas" style:font-style-asian="normal" style:font-name-complex="Consolas" style:font-style-complex="normal"/>
    </style:style>
    <style:style style:name="T31" style:family="text">
      <style:text-properties fo:color="#cae682" fo:language="zxx" fo:country="none" fo:font-style="normal" style:text-underline-style="none" style:language-asian="zxx" style:country-asian="none" style:font-style-asian="normal" style:language-complex="zxx" style:country-complex="none" style:font-style-complex="normal"/>
    </style:style>
    <style:style style:name="T32" style:family="text">
      <style:text-properties fo:color="#cae682" fo:font-style="normal" style:text-underline-style="none" style:font-style-asian="normal" style:font-style-complex="normal"/>
    </style:style>
    <style:style style:name="T33" style:family="text">
      <style:text-properties fo:color="#00008b" style:font-name="Consolas" fo:font-weight="bold" style:font-name-asian="Consolas" style:font-weight-asian="bold" style:font-name-complex="Consolas" style:font-weight-complex="bold"/>
    </style:style>
    <style:style style:name="T34" style:family="text">
      <style:text-properties fo:color="#ff0000" style:font-name="Consolas" style:font-name-asian="Consolas" style:font-name-complex="Consolas"/>
    </style:style>
    <style:style style:name="T35"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6" style:family="text">
      <style:text-properties fo:color="#ff0000" style:font-name="Consolas" style:text-underline-style="none" style:font-name-asian="Consolas" style:font-name-complex="Consolas"/>
    </style:style>
    <style:style style:name="T37" style:family="text">
      <style:text-properties fo:color="#ff0000" style:font-name="Consolas" fo:font-style="normal" style:text-underline-style="none" style:font-name-asian="Consolas" style:font-style-asian="normal" style:font-name-complex="Consolas" style:font-style-complex="normal"/>
    </style:style>
    <style:style style:name="T38" style:family="text">
      <style:text-properties style:text-underline-style="solid" style:text-underline-width="auto" style:text-underline-color="font-color"/>
    </style:style>
    <style:style style:name="T39"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40" style:family="text">
      <style:text-properties fo:language="zxx" fo:country="none" fo:font-style="italic" style:text-underline-style="none" style:language-asian="zxx" style:country-asian="none" style:font-style-asian="italic" style:language-complex="zxx" style:country-complex="none" style:font-style-complex="italic"/>
    </style:style>
    <style:style style:name="T41" style:family="text">
      <style:text-properties fo:font-style="normal" style:text-underline-style="none" style:font-style-asian="normal" style:font-style-complex="normal"/>
    </style:style>
    <style:style style:name="T42" style:family="text">
      <style:text-properties fo:font-style="italic" style:text-underline-style="none"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DD FACTORY RouteSpecificationFactory<text:span text:style-name="T1">:</text:span></text:p>
      <text:p text:style-name="P2"/>
      <text:p text:style-name="P2"><text:span text:style-name="T38">Análisis Previo</text:span>:</text:p>
      <text:p text:style-name="P2"/>
      <text:p text:style-name="P2">A medida que íbamos desarrollando las BDD_Specs que se hallan en LegSpecs y que definen el comportamiento que debería tener el DDD_Value_Object Leg, se ha puesto de manifiesto la necesidad de contar también con un DDD_Factory LegFactory ya que, nuevamente debemos comprobar en el momento de la creación del objeto que este cumple una serie de invariantes, de forma que si alguna de ellas es violada se necesita lanzar una excepción</text:p>
      <text:p text:style-name="P2"/>
      <text:p text:style-name="P2">Ya tenemos un DDD_Factory que se encarga de crear DDD_Value_Objects IRouteSpecification y como ya prevemos que este patrón (nos referimos a la necesidad de comprobar las invariantes en el momento de la construcción) se va a seguir repitiendo, parece un buen momento para refactorizar la DDD_Factory existente de forma que se adecue a nuestras nuevas necesidades.</text:p>
      <text:p text:style-name="P2"/>
      <text:p text:style-name="P2">La idea consiste en contar con una DDD_Factory CargoAggregateFactory que pueda crear cualquier instancia abstracta (es decir, que devuelva interfaces) relativa al DDD_Aggregate Cargo. Al hacerlo de esta forma, violamos el OCP, ya que estaríamos cerrados a la extensión y abiertos a la modificación (justo al contrario de lo que te dice el OCP), sin embargo, en este caso nos parece la mejor solución ya que para cumplir con el OCP, necesitaríamos crear una DDD_Factory por cada objeto. Es decir:</text:p>
      <text:p text:style-name="P2"/>
      <text:list xml:id="list29184962" text:style-name="L1">
        <text:list-item>
          <text:p text:style-name="P3">LegFactory.</text:p>
        </text:list-item>
        <text:list-item>
          <text:p text:style-name="P3">RouteSpecificationFactory.</text:p>
        </text:list-item>
        <text:list-item>
          <text:p text:style-name="P3">ItineraryFactory</text:p>
        </text:list-item>
        <text:list-item>
          <text:p text:style-name="P3">...</text:p>
        </text:list-item>
      </text:list>
      <text:p text:style-name="P2"/>
      <text:p text:style-name="P2">Y en nuestra humilde opinión, complicaría en exceso el diseño.</text:p>
      <text:p text:style-name="P2"/>
      <text:p text:style-name="P2">De todas formas, al ser conscientes de que estamos violando el OCP, si durante el proceso de codificación de esta DDD_Factory encontramos una solución mejor, estaremos alerta para asumir dicha mejora.</text:p>
      <text:p text:style-name="P2"/>
      <text:p text:style-name="P13"><text:span text:style-name="T4">Una advertencia previa, si en estos momentos estas pensando en revisar este manual en busca de las LegSpecs, no lo hagas, ya que no se encuentran en el mismo. La razón es que no hay nada en ellas que sea digno de ser comentado, mas alla de como la necesidad de disponer de una creación del DDD_Value_Object mas complejo influye directamente en la necesidad de una DDD_Factory, que es precisamente de lo que trata este capitulo. No hay nada en LegSpecs que no hayamos tratado con anterioridad en alguna de las </text:span><text:span text:style-name="T5">Algo</text:span><text:span text:style-name="T4">Specs que si hemos documentado profusamente. De todas formas, te recordamos que si puedes consultar tanto LegSpecs como, ILeg o Leg en el código fuente. Es mas, lo recomendamos encarecidamente, antes de que continúes con esta sección</text:span></text:p>
      <text:p text:style-name="P2"/>
      <text:p text:style-name="P2">Vamos por tanto con la refactorización de RouteSpecificationFactory en CargoAggregateFactory, primeramente.</text:p>
      <text:p text:style-name="P2"/>
      <text:p text:style-name="P1">DDD_Factory RouteSpecificationFactory se convierte en DDD_Factory CargoAggregateFactory<text:span text:style-name="T1">:</text:span></text:p>
      <text:p text:style-name="P2"/>
      <text:p text:style-name="P2">Recordemos por un instante que es lo que tenemos hasta el momento.</text:p>
      <text:p text:style-name="P2"/>
      <text:p text:style-name="P25"><text:span text:style-name="T10">using</text:span><text:span text:style-name="T18"> System;</text:span></text:p>
      <text:p text:style-name="P26"><text:span text:style-name="T7">using</text:span><text:span text:style-name="T13"> dddsample.domain.model.location.aggregate;</text:span></text:p>
      <text:p text:style-name="P14"/>
      <text:p text:style-name="P26"><text:span text:style-name="T7">namespace</text:span><text:span text:style-name="T13"> dddsample.domain.model.cargo.aggregate</text:span></text:p>
      <text:p text:style-name="P14">{</text:p>
      <text:p text:style-name="P26"><text:span text:style-name="T13"><text:s text:c="4"/></text:span><text:span text:style-name="T7">public</text:span><text:span text:style-name="T13"> </text:span><text:span text:style-name="T7">class</text:span><text:span text:style-name="T13"> </text:span><text:span text:style-name="T27">RouteSpecificationFactory</text:span></text:p>
      <text:p text:style-name="P14"><text:s text:c="4"/>{</text:p>
      <text:p text:style-name="P26"><text:span text:style-name="T13"><text:s text:c="8"/></text:span><text:span text:style-name="T7">public</text:span><text:span text:style-name="T13"> </text:span><text:span text:style-name="T21">IRouteSpecification</text:span><text:span text:style-name="T13"> create_route_specification_using(</text:span></text:p>
      <text:p text:style-name="P26"><text:span text:style-name="T13"><text:s text:c="38"/></text:span><text:span text:style-name="T21">ILocation</text:span><text:span text:style-name="T13"> the_origin_location, </text:span></text:p>
      <text:p text:style-name="P26"><text:span text:style-name="T13"><text:s text:c="38"/></text:span><text:span text:style-name="T21">ILocation</text:span><text:span text:style-name="T13"> the_destination_location, </text:span></text:p>
      <text:p text:style-name="P26"><text:span text:style-name="T13"><text:s text:c="38"/></text:span><text:span text:style-name="T21">IDate</text:span><text:span text:style-name="T13"> the_arrival_deadline)</text:span></text:p>
      <text:p text:style-name="P14"><text:soft-page-break/><text:s text:c="8"/>{</text:p>
      <text:p text:style-name="P14"><text:s text:c="12"/>(....)</text:p>
      <text:p text:style-name="P14"/>
      <text:p text:style-name="P26"><text:span text:style-name="T13"><text:s text:c="12"/></text:span><text:span text:style-name="T7">return</text:span><text:span text:style-name="T13"> </text:span><text:span text:style-name="T7">new</text:span><text:span text:style-name="T13"> </text:span><text:span text:style-name="T27">RouteSpecification</text:span><text:span text:style-name="T13">(the_origin_location, </text:span></text:p>
      <text:p text:style-name="P14"><text:s text:c="42"/>the_destination_location, </text:p>
      <text:p text:style-name="P14"><text:s text:c="42"/>the_arrival_deadline);</text:p>
      <text:p text:style-name="P14"><text:s text:c="8"/>}</text:p>
      <text:p text:style-name="P14"><text:s text:c="4"/>}</text:p>
      <text:p text:style-name="P14">}</text:p>
      <text:p text:style-name="P2"/>
      <text:p text:style-name="P2">Esta seria la parte mas significativa de la DDD_Factory RouteSpecificationFactory donde "(....)" sustituye a las diferentes comprobaciones de las invariantes (que no son relevantes para esta transformación).</text:p>
      <text:p text:style-name="P2"/>
      <text:p text:style-name="P2">También contamos con las siguientes BDD_Specs, relativas a su comportamiento:</text:p>
      <text:p text:style-name="P2"/>
      <text:p text:style-name="P19">------ Test started: Assembly: dddsample.specs.dll ------</text:p>
      <text:p text:style-name="P21"/>
      <text:p text:style-name="P21">when attempting to inject a null origin location into the route specification factory</text:p>
      <text:p text:style-name="P21">» should throw a null argument exception</text:p>
      <text:p text:style-name="P21">» should throw an invariant violated exception message</text:p>
      <text:p text:style-name="P21"/>
      <text:p text:style-name="P21">when attempting to inject a null destination location into the route specification factory</text:p>
      <text:p text:style-name="P21">» should throw a null argument exception</text:p>
      <text:p text:style-name="P21">» should throw an invariant violated exception message</text:p>
      <text:p text:style-name="P21"/>
      <text:p text:style-name="P21">when attempting to inject a null arrival deadline into the route specification factory</text:p>
      <text:p text:style-name="P21">» should throw a null argument exception</text:p>
      <text:p text:style-name="P21">» should throw an invariant violated exception message</text:p>
      <text:p text:style-name="P21"/>
      <text:p text:style-name="P21">when attempting to inject the same origin and destination locations into the route specification factory</text:p>
      <text:p text:style-name="P21">» should throw an argument exception</text:p>
      <text:p text:style-name="P21">» should throw an invariant violated exception message</text:p>
      <text:p text:style-name="P21"/>
      <text:p text:style-name="P21"/>
      <text:p text:style-name="P21">8 passed, 0 failed, 0 skipped, took 0,89 seconds (Machine.Specifications 0.3.0).</text:p>
      <text:p text:style-name="P2"/>
      <text:p text:style-name="P2">Vamos a empezar con el cambio de nombre, ya que, habíamos quedado en que queremos que se llame RouteAggregateFactory, en vez de RouteSpecificationFactory. Para ello usaremos ReSharper:</text:p>
      <text:p text:style-name="P2"/>
      <text:p text:style-name="P2">Nos situamos encima de RouteSpecificationFactory:</text:p>
      <text:p text:style-name="P2"/>
      <text:p text:style-name="P25"><text:span text:style-name="T10">public</text:span><text:span text:style-name="T18"> </text:span><text:span text:style-name="T10">class</text:span><text:span text:style-name="T18"> </text:span><text:span text:style-name="T30">RouteSpecificationFactory</text:span></text:p>
      <text:p text:style-name="P2"/>
      <text:p text:style-name="P2">y pulsamos F2 de forma que nos permita refactorizar el nombre.</text:p>
      <text:p text:style-name="P2"/>
      <text:p text:style-name="P2">Cambiamos el nombre a CargoAggregateFactory y nos aseguramos de que la opción:</text:p>
      <text:p text:style-name="P2"/>
      <text:list xml:id="list29179120" text:style-name="L2">
        <text:list-item>
          <text:p text:style-name="P4">Synchronize files names accordingly to changes.</text:p>
        </text:list-item>
      </text:list>
      <text:p text:style-name="P2"/>
      <text:p text:style-name="P2">Este marcada. Pulsamos NEXT.</text:p>
      <text:p text:style-name="P2"/>
      <text:p text:style-name="P2">En nuestro caso incluso encuentra el siguientes símbolos como posible para ser cambiados de nombre:</text:p>
      <text:p text:style-name="P2"/>
      <text:p text:style-name="P25"><text:span text:style-name="T19">the_route_specification_factory</text:span><text:span text:style-name="T18"> = </text:span><text:span text:style-name="T10">new</text:span><text:span text:style-name="T18"> </text:span><text:span text:style-name="T30">RouteSpecificationFactory</text:span><text:span text:style-name="T18">();</text:span></text:p>
      <text:p text:style-name="P2"/>
      <text:p text:style-name="P2">en RouteSpecificationSpecs.</text:p>
      <text:p text:style-name="P2"/>
      <text:p text:style-name="P13"><text:span text:style-name="T4">No queremos que cambie "the_route_specification_factory" en este contexto por "the_cargo_aggregate_factory", por lo tanto, desmarcamos la opción y pulsamos NEXT.</text:span></text:p>
      <text:p text:style-name="P2"><text:soft-page-break/></text:p>
      <text:p text:style-name="P2">Sorprendentemente, no todo ha ido bien. Si intentamos ejecutar las BDD_Specs ahora obtenemos el siguiente error:</text:p>
      <text:p text:style-name="P2"/>
      <text:p text:style-name="P11">Error<text:tab/>1<text:tab/>The type or namespace name 'RouteSpecificationFactory' could not be found (are you missing a using directive or an assembly reference?)<text:tab/>c:\dev\dddsample\source\dddsample.specs\domain\model\cargo.aggregate\RouteSpecificationSpecs.cs<text:tab/>26<text:tab/>26<text:tab/>dddsample.specs</text:p>
      <text:p text:style-name="P2"/>
      <text:p text:style-name="P2">Por lo tanto, no ha cambiado todo lo que debía cambiar.</text:p>
      <text:p text:style-name="P2"/>
      <text:p text:style-name="P2">Vamos a RouteSpecificationFactory y nos encontramos con:</text:p>
      <text:p text:style-name="P2"/>
      <text:p text:style-name="P25"><text:span text:style-name="T10">public</text:span><text:span text:style-name="T18"> </text:span><text:span text:style-name="T10">abstract</text:span><text:span text:style-name="T18"> </text:span><text:span text:style-name="T10">class</text:span><text:span text:style-name="T18"> </text:span><text:span text:style-name="T30">concern_for_route_specification</text:span><text:span text:style-name="T18"> : </text:span></text:p>
      <text:p text:style-name="P25"><text:span text:style-name="T18"><text:s text:c="22"/></text:span><text:span text:style-name="T30">Observes</text:span><text:span text:style-name="T18">&lt;</text:span><text:span text:style-name="T24">IRouteSpecification</text:span><text:span text:style-name="T18">, </text:span><text:span text:style-name="T30">RouteSpecification</text:span><text:span text:style-name="T18">&gt;</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the_origin_location = an&lt;</text:span><text:span text:style-name="T21">ILocation</text:span><text:span text:style-name="T13">&gt;();</text:span></text:p>
      <text:p text:style-name="P26"><text:span text:style-name="T13"><text:s text:c="8"/>the_destination_location = an&lt;</text:span><text:span text:style-name="T21">ILocation</text:span><text:span text:style-name="T13">&gt;();</text:span></text:p>
      <text:p text:style-name="P26"><text:span text:style-name="T13"><text:s text:c="8"/>the_arrival_deadline = an&lt;</text:span><text:span text:style-name="T21">IDate</text:span><text:span text:style-name="T13">&gt;();</text:span></text:p>
      <text:p text:style-name="P26"><text:span text:style-name="T13"><text:s text:c="8"/>the_route_specification_factory = </text:span><text:span text:style-name="T7">new</text:span><text:span text:style-name="T13"> </text:span><text:span text:style-name="T34">RouteSpecificationFactory</text:span><text:span text:style-name="T13">();</text:span></text:p>
      <text:p text:style-name="P14"/>
      <text:p text:style-name="P14"><text:s text:c="8"/>create_sut_using(() =&gt;</text:p>
      <text:p text:style-name="P14"><text:s text:c="11"/>the_route_specification_factory</text:p>
      <text:p text:style-name="P26"><text:span text:style-name="T13"><text:s text:c="14"/>.</text:span><text:span text:style-name="T34">create_route_specification_using</text:span><text:span text:style-name="T13">(the_origin_location, </text:span></text:p>
      <text:p text:style-name="P14"><text:s text:c="48"/>the_destination_location, </text:p>
      <text:p text:style-name="P14"><text:s text:c="48"/>the_arrival_deadline));</text:p>
      <text:p text:style-name="P14"><text:s text:c="4"/>};</text:p>
      <text:p text:style-name="P14"/>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origin_location;</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destination_location;</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arrival_deadline;</text:span></text:p>
      <text:p text:style-name="P26"><text:span text:style-name="T13"><text:s text:c="4"/></text:span><text:span text:style-name="T7">protected</text:span><text:span text:style-name="T13"> </text:span><text:span text:style-name="T7">static</text:span><text:span text:style-name="T13"> </text:span><text:span text:style-name="T34">RouteSpecificationFactory</text:span><text:span text:style-name="T13"> the_route_specification_factory;</text:span></text:p>
      <text:p text:style-name="P14">}</text:p>
      <text:p text:style-name="P2"/>
      <text:p text:style-name="P2">Para solucionar el código rojo, lo único que tenemos que hacer es cambiar manualmente RouteSpecificationFactory por CargoAggregateFactory, y volvemos a ejecutar las BDD_Specs:</text:p>
      <text:p text:style-name="P2"/>
      <text:p text:style-name="P19">198 passed, 0 failed, 0 skipped, took 2,51 seconds (Machine.Specifications 0.3.0).</text:p>
      <text:p text:style-name="P2"/>
      <text:p text:style-name="P2">Justo lo que deseábamos</text:p>
      <text:p text:style-name="P2"/>
      <text:p text:style-name="P2">Ya hemos completado nuestro primer objetivo.</text:p>
      <text:p text:style-name="P2"/>
      <text:p text:style-name="P2">Ahora necesitamos inspeccionar que los nombres se adecuan a lo que queremos y ahí nos encontramos con que tenemos:</text:p>
      <text:p text:style-name="P2"/>
      <text:list xml:id="list29177966" text:style-name="L3">
        <text:list-item>
          <text:p text:style-name="P5">CargoAggregateFactory.cs</text:p>
        </text:list-item>
        <text:list-item>
          <text:p text:style-name="P5">RouteSpecificationFactorySpecs.cs</text:p>
        </text:list-item>
      </text:list>
      <text:p text:style-name="P2"/>
      <text:p text:style-name="P2">Evidentemente el primero esta bien, pero el segundo no es tan correcto. Ahora buscamos tener un CargoAggregateFactorySpecs.cs que englobe todas las BDD_Specs relativas a cualquier creación de un objeto por parte de CargoAggregateFactory. Por lo tanto procedemos a cambiar el nombre:</text:p>
      <text:p text:style-name="P2"/>
      <text:p text:style-name="P19">198 passed, 0 failed, 0 skipped, took 2,27 seconds (Machine.Specifications 0.3.0).</text:p>
      <text:p text:style-name="P2"/>
      <text:p text:style-name="P2">Ahora si que podemos pasar al siguiente punto.</text:p>
      <text:p text:style-name="P2"/>
      <text:p text:style-name="P1">DDD_Factory CargoAggregateFactory – Añadiendo LegFactory<text:span text:style-name="T1">:</text:span></text:p>
      <text:p text:style-name="P2"><text:soft-page-break/></text:p>
      <text:p text:style-name="P2">Ya tenemos CargoAggregateFactory, así que tenemos que definir las BDD_Specs relativas a la creación de DDD_Value_Objects ILeg.</text:p>
      <text:p text:style-name="P2"/>
      <text:p text:style-name="P2">Tomando como modelo las BDD_Specs relativas a RouteSpecificationFactory, tenemos que necesitamos implementar:</text:p>
      <text:p text:style-name="P2"/>
      <text:p text:style-name="P21">When attempting to inject a null voyage into the leg factory</text:p>
      <text:p text:style-name="P21">» It should throw a null argument exception.</text:p>
      <text:p text:style-name="P21">» It should throw an invariant violated exception message.</text:p>
      <text:p text:style-name="P21"/>
      <text:p text:style-name="P21">When attempting to inject a null load location into the leg factory</text:p>
      <text:p text:style-name="P21">» It should throw a null argument exception.</text:p>
      <text:p text:style-name="P21">» It should throw an invariant violated exception message.</text:p>
      <text:p text:style-name="P21"/>
      <text:p text:style-name="P21">When attempting to inject a null unload location into the leg factory</text:p>
      <text:p text:style-name="P21">» It should throw a null argument exception.</text:p>
      <text:p text:style-name="P21">» It should throw an invariant violated exception message.</text:p>
      <text:p text:style-name="P21"/>
      <text:p text:style-name="P21">When attempting to inject a null load time into the leg factory</text:p>
      <text:p text:style-name="P21">» It should throw a null argument exception.</text:p>
      <text:p text:style-name="P21">» It should throw an invariant violated exception message.</text:p>
      <text:p text:style-name="P21"/>
      <text:p text:style-name="P21">When attempting to inject a null unload time into the leg factory</text:p>
      <text:p text:style-name="P21">» It should throw a null argument exception.</text:p>
      <text:p text:style-name="P21">» It should throw an invariant violated exception message.</text:p>
      <text:p text:style-name="P2"/>
      <text:p text:style-name="P2">Como podemos apreciar, hay un patrón muy claro y similar en todas ellas. Por lo tanto documentaremos la implementación de una de ellas únicamente (la primera). Recuerda que siempre puedes ir al código fuente para ver las restantes.</text:p>
      <text:p text:style-name="P2"/>
      <text:p text:style-name="P1">DDD_Factory CargoAggregateFactory – Añadiendo LegFactory – when attempting to inject a null voyage into the leg factory<text:span text:style-name="T1">:</text:span></text:p>
      <text:p text:style-name="P2"/>
      <text:p text:style-name="P2">Esta es la BDD_Spec:</text:p>
      <text:p text:style-name="P2"/>
      <text:p text:style-name="P21">When attempting to inject a null voyage into the leg factory</text:p>
      <text:p text:style-name="P21">» It should throw a null argument exception.</text:p>
      <text:p text:style-name="P21">» It should throw an invariant violated exception message.</text:p>
      <text:p text:style-name="P2"/>
      <text:p text:style-name="P2">Vamos con la tercera A, Assert, a través de dos bloques IT:</text:p>
      <text:p text:style-name="P2"/>
      <text:p text:style-name="P27"><text:span text:style-name="T23">It</text:span><text:span text:style-name="T17"> should_throw_a_null_argument_exception = () =&gt; </text:span></text:p>
      <text:p text:style-name="P27"><text:span text:style-name="T17"><text:s text:c="3"/>exception_thrown_by_the_sut.ShouldBeAn&lt;</text:span><text:span text:style-name="T29">ArgumentNullException</text:span><text:span text:style-name="T17">&gt;();</text:span></text:p>
      <text:p text:style-name="P14"/>
      <text:p text:style-name="P26"><text:span text:style-name="T21">It</text:span><text:span text:style-name="T13"> should_throw_an_invariant_violated_exception_message = () =&gt; </text:span></text:p>
      <text:p text:style-name="P14"><text:s text:c="3"/>exception_thrown_by_the_sut</text:p>
      <text:p text:style-name="P26"><text:span text:style-name="T13"><text:s text:c="6"/>.ShouldContainErrorMessage(</text:span><text:span text:style-name="T21">"Invariant Violated: a valid voyage is required."</text:span><text:span text:style-name="T13">);</text:span></text:p>
      <text:p text:style-name="P2"/>
      <text:p text:style-name="P2">La equivalencia entre la definición formal de la BDD_Spec y su implementación en código es completamente transparente.</text:p>
      <text:p text:style-name="P2"/>
      <text:p text:style-name="P2">Vamos con la segunda A, Act, a través de un bloque BECAUSE:</text:p>
      <text:p text:style-name="P2"/>
      <text:p text:style-name="P25"><text:span text:style-name="T24">Because</text:span><text:span text:style-name="T18"> of = () =&gt; catch_exception(() =&gt; </text:span></text:p>
      <text:p text:style-name="P25"><text:span text:style-name="T18"><text:s text:c="3"/>sut.</text:span><text:span text:style-name="T37">create_leg_using</text:span><text:span text:style-name="T18">(</text:span><text:span text:style-name="T37">an_empty_voyage</text:span><text:span text:style-name="T18">, </text:span></text:p>
      <text:p text:style-name="P25"><text:span text:style-name="T18"><text:s text:c="24"/></text:span><text:span text:style-name="T37">the_injected_load_location</text:span><text:span text:style-name="T18">, </text:span><text:span text:style-name="T37">the_injected_unload_location</text:span><text:span text:style-name="T18">,</text:span></text:p>
      <text:p text:style-name="P26"><text:span text:style-name="T13"><text:s text:c="24"/></text:span><text:span text:style-name="T34">the_injected_load_time</text:span><text:span text:style-name="T13">, </text:span><text:span text:style-name="T34">the_injected_unload_time</text:span><text:span text:style-name="T13">));</text:span></text:p>
      <text:p text:style-name="P2"/>
      <text:p text:style-name="P2">En este caso le estamos indicando que capture la excepción que se produzca al invocar el "create_leg_using" de la DDD_Factory.</text:p>
      <text:p text:style-name="P2"/>
      <text:p text:style-name="P2">Tenemos que solucionar el código rojo. Lo haremos en dos partes, primeramente atenderemos <text:soft-page-break/>a los argumentos del método y a continuación iremos con la "reacción en cadena" del nombre del método invocado.</text:p>
      <text:p text:style-name="P2"/>
      <text:p text:style-name="P2">La primera parte es muy sencilla, lo hemos hecho un montón de veces:</text:p>
      <text:p text:style-name="P2"/>
      <text:p text:style-name="P25"><text:span text:style-name="T24">Because</text:span><text:span text:style-name="T18"> of = () =&gt; catch_exception(() =&gt; </text:span></text:p>
      <text:p text:style-name="P25"><text:span text:style-name="T18"><text:s text:c="3"/>sut.</text:span><text:span text:style-name="T37">create_leg_using</text:span><text:span text:style-name="T18">(an_empty_voyage, </text:span></text:p>
      <text:p text:style-name="P15"><text:s text:c="24"/>the_injected_load_location, the_injected_unload_location,</text:p>
      <text:p text:style-name="P14"><text:s text:c="24"/>the_injected_load_time, the_injected_unload_time));</text:p>
      <text:p text:style-name="P14"/>
      <text:p text:style-name="P26"><text:span text:style-name="T7">static</text:span><text:span text:style-name="T13"> </text:span><text:span text:style-name="T21">IVoyage</text:span><text:span text:style-name="T13"> an_empty_voyage;</text:span></text:p>
      <text:p text:style-name="P26"><text:span text:style-name="T7">static</text:span><text:span text:style-name="T13"> </text:span><text:span text:style-name="T21">ILocation</text:span><text:span text:style-name="T13"> the_injected_load_location;</text:span></text:p>
      <text:p text:style-name="P26"><text:span text:style-name="T7">static</text:span><text:span text:style-name="T13"> </text:span><text:span text:style-name="T21">ILocation</text:span><text:span text:style-name="T13"> the_injected_unload_location;</text:span></text:p>
      <text:p text:style-name="P26"><text:span text:style-name="T7">static</text:span><text:span text:style-name="T13"> </text:span><text:span text:style-name="T21">IDate</text:span><text:span text:style-name="T13"> the_injected_load_time;</text:span></text:p>
      <text:p text:style-name="P26"><text:span text:style-name="T7">static</text:span><text:span text:style-name="T13"> </text:span><text:span text:style-name="T21">IDate</text:span><text:span text:style-name="T13"> the_injected_unload_time;</text:span></text:p>
      <text:p text:style-name="P2"/>
      <text:p text:style-name="P2">Ahora vamos con la parte del "Diseño". Lo que estamos indicando con:</text:p>
      <text:p text:style-name="P2"/>
      <text:p text:style-name="P25"><text:span text:style-name="T18">sut.</text:span><text:span text:style-name="T37">create_leg_using</text:span><text:span text:style-name="T18">(....)</text:span></text:p>
      <text:p text:style-name="P2"/>
      <text:p text:style-name="P2">Es que queremos un nuevo método en la DDD_Factory que nos permita crear Ilegs. Por lo tanto:</text:p>
      <text:p text:style-name="P2"/>
      <text:p text:style-name="P25"><text:span text:style-name="T10">using</text:span><text:span text:style-name="T18"> System;</text:span></text:p>
      <text:p text:style-name="P26"><text:span text:style-name="T7">using</text:span><text:span text:style-name="T13"> dddsample.domain.model.location.aggregate;</text:span></text:p>
      <text:p text:style-name="P26"><text:span text:style-name="T7">using</text:span><text:span text:style-name="T13"> dddsample.domain.model.voyage.aggregate;</text:span></text:p>
      <text:p text:style-name="P14"/>
      <text:p text:style-name="P26"><text:span text:style-name="T7">namespace</text:span><text:span text:style-name="T13"> dddsample.domain.model.cargo.aggregate</text:span></text:p>
      <text:p text:style-name="P14">{</text:p>
      <text:p text:style-name="P26"><text:span text:style-name="T13"><text:s text:c="4"/></text:span><text:span text:style-name="T7">public</text:span><text:span text:style-name="T13"> </text:span><text:span text:style-name="T7">class</text:span><text:span text:style-name="T13"> </text:span><text:span text:style-name="T27">CargoAggregateFactory</text:span></text:p>
      <text:p text:style-name="P14"><text:s text:c="4"/>{</text:p>
      <text:p text:style-name="P26"><text:span text:style-name="T13"><text:s text:c="8"/></text:span><text:span text:style-name="T7">public</text:span><text:span text:style-name="T13"> </text:span><text:span text:style-name="T21">IRouteSpecification</text:span><text:span text:style-name="T13"> create_route_specification_using(</text:span></text:p>
      <text:p text:style-name="P26"><text:span text:style-name="T13"><text:s text:c="38"/></text:span><text:span text:style-name="T21">ILocation</text:span><text:span text:style-name="T13"> the_origin_location, </text:span></text:p>
      <text:p text:style-name="P26"><text:span text:style-name="T13"><text:s text:c="38"/></text:span><text:span text:style-name="T21">ILocation</text:span><text:span text:style-name="T13"> the_destination_location, </text:span></text:p>
      <text:p text:style-name="P26"><text:span text:style-name="T13"><text:s text:c="38"/></text:span><text:span text:style-name="T21">IDate</text:span><text:span text:style-name="T13"> the_arrival_deadline)</text:span></text:p>
      <text:p text:style-name="P26"><text:span text:style-name="T13"><text:s text:c="8"/>{ </text:span><text:span text:style-name="T13">(....) }</text:span></text:p>
      <text:p text:style-name="P14"/>
      <text:p text:style-name="P26"><text:span text:style-name="T13"><text:s text:c="8"/></text:span><text:span text:style-name="T7">public</text:span><text:span text:style-name="T13"> </text:span><text:span text:style-name="T21">ILeg</text:span><text:span text:style-name="T13"> create_leg_using(</text:span></text:p>
      <text:p text:style-name="P26"><text:span text:style-name="T13"><text:s text:c="23"/></text:span><text:span text:style-name="T21">IVoyage</text:span><text:span text:style-name="T13"> the_voyage, </text:span></text:p>
      <text:p text:style-name="P26"><text:span text:style-name="T13"><text:s text:c="23"/></text:span><text:span text:style-name="T21">ILocation</text:span><text:span text:style-name="T13"> the_load_location, </text:span><text:span text:style-name="T21">ILocation</text:span><text:span text:style-name="T13"> the_unload_location, </text:span></text:p>
      <text:p text:style-name="P26"><text:span text:style-name="T13"><text:s text:c="23"/></text:span><text:span text:style-name="T21">IDate</text:span><text:span text:style-name="T13"> the_load_time, </text:span><text:span text:style-name="T21">IDate</text:span><text:span text:style-name="T13"> the_unload_time)</text:span></text:p>
      <text:p text:style-name="P14"><text:s text:c="8"/>{</text:p>
      <text:p text:style-name="P26"><text:span text:style-name="T13"><text:s text:c="12"/></text:span><text:span text:style-name="T7">throw</text:span><text:span text:style-name="T13"> </text:span><text:span text:style-name="T7">new</text:span><text:span text:style-name="T13"> </text:span><text:span text:style-name="T33">NotImplementedException</text:span><text:span text:style-name="T14">();</text:span></text:p>
      <text:p text:style-name="P17"><text:s text:c="8"/>}</text:p>
      <text:p text:style-name="P17"><text:s text:c="4"/>}</text:p>
      <text:p text:style-name="P17">}</text:p>
      <text:p text:style-name="P2"/>
      <text:p text:style-name="P2">Si nos fijamos, estamos haciendo que cualquier creación compleja (léase, por ejemplo, "que compruebe invariantes") de un objeto que se encuentre dentro del DDD_Aggregate Cargo, siempre pasara por CargoAggregateFactory.</text:p>
      <text:p text:style-name="P2"/>
      <text:p text:style-name="P2">Una apreciación es que al contrario que con el resto de los objetos, no hemos creado una interface para CargoAggregateFactory. Por el momento no lo hemos necesitado a la hora de "mockar" nuestras dependencias. Sin embargo, hay otra razón que trataremos al final de este capitulo, que si que nos parece relevante como para crear interfaces (nótese el plural) para obligar a CargoAggregateFactory a implementarlas. Como pequeño adelanto nombrar el DDD_Intention_Revealing_Interfaces.</text:p>
      <text:p text:style-name="P2"/>
      <text:p text:style-name="P2">Seguimos a lo nuestro.</text:p>
      <text:p text:style-name="P2"/>
      <text:p text:style-name="P13"><text:span text:style-name="T4">Ya tenemos las dos ultimas A</text:span><text:span text:style-name="T5">AA</text:span><text:span text:style-name="T4"> cubiertas, así que vamos con la primera A, Arrange, a través de un bloque ESTABLISH:</text:span></text:p>
      <text:p text:style-name="P2"><text:soft-page-break/></text:p>
      <text:p text:style-name="P25"><text:span text:style-name="T24">Establish</text:span><text:span text:style-name="T18"> context = () =&gt;</text:span></text:p>
      <text:p text:style-name="P14">{</text:p>
      <text:p text:style-name="P26"><text:span text:style-name="T13"><text:s text:c="4"/>an_empty_voyage = </text:span><text:span text:style-name="T7">null</text:span><text:span text:style-name="T13">;</text:span></text:p>
      <text:p text:style-name="P26"><text:span text:style-name="T13"><text:s text:c="4"/>the_injected_load_location = an&lt;</text:span><text:span text:style-name="T21">ILocation</text:span><text:span text:style-name="T13">&gt;();</text:span></text:p>
      <text:p text:style-name="P26"><text:span text:style-name="T13"><text:s text:c="4"/>the_injected_unload_location = an&lt;</text:span><text:span text:style-name="T21">ILocation</text:span><text:span text:style-name="T13">&gt;();</text:span></text:p>
      <text:p text:style-name="P26"><text:span text:style-name="T13"><text:s text:c="4"/>the_injected_load_time = an&lt;</text:span><text:span text:style-name="T21">IDate</text:span><text:span text:style-name="T13">&gt;();</text:span></text:p>
      <text:p text:style-name="P26"><text:span text:style-name="T13"><text:s text:c="4"/>the_injected_unload_time = an&lt;</text:span><text:span text:style-name="T21">IDate</text:span><text:span text:style-name="T13">&gt;();</text:span></text:p>
      <text:p text:style-name="P14">};</text:p>
      <text:p text:style-name="P2"/>
      <text:p text:style-name="P2">Nada nuevo. Simplemente establecemos los valores iniciales a lo que queremos para que se produzca la excepción deseada.</text:p>
      <text:p text:style-name="P2"/>
      <text:p text:style-name="P2">Por lo tanto esta seria la BDD_Spec resultante, con un pequeño cambio en el mensaje de error:</text:p>
      <text:p text:style-name="P2"/>
      <text:p text:style-name="P25"><text:span text:style-name="T10">public</text:span><text:span text:style-name="T18"> </text:span><text:span text:style-name="T10">class</text:span><text:span text:style-name="T18"> </text:span><text:span text:style-name="T30">when_attempting_to_inject_a_null_voyage_into_the_leg_factory</text:span><text:span text:style-name="T18"> : </text:span></text:p>
      <text:p text:style-name="P25"><text:span text:style-name="T18"><text:s text:c="13"/></text:span><text:span text:style-name="T30">concern_for_route_specification_factory</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an_empty_voyage = </text:span><text:span text:style-name="T7">null</text:span><text:span text:style-name="T13">;</text:span></text:p>
      <text:p text:style-name="P26"><text:span text:style-name="T13"><text:s text:c="8"/>the_injected_load_location = an&lt;</text:span><text:span text:style-name="T21">ILocation</text:span><text:span text:style-name="T13">&gt;();</text:span></text:p>
      <text:p text:style-name="P26"><text:span text:style-name="T13"><text:s text:c="8"/>the_injected_unload_location = an&lt;</text:span><text:span text:style-name="T21">ILocation</text:span><text:span text:style-name="T13">&gt;();</text:span></text:p>
      <text:p text:style-name="P26"><text:span text:style-name="T13"><text:s text:c="8"/>the_injected_load_time = an&lt;</text:span><text:span text:style-name="T21">IDate</text:span><text:span text:style-name="T13">&gt;();</text:span></text:p>
      <text:p text:style-name="P26"><text:span text:style-name="T13"><text:s text:c="8"/>the_injected_unload_time = an&lt;</text:span><text:span text:style-name="T21">IDate</text:span><text:span text:style-name="T13">&gt;();</text:span></text:p>
      <text:p text:style-name="P14"><text:s text:c="4"/>};</text:p>
      <text:p text:style-name="P14"/>
      <text:p text:style-name="P26"><text:span text:style-name="T13"><text:s text:c="4"/></text:span><text:span text:style-name="T21">Because</text:span><text:span text:style-name="T13"> of = () =&gt; catch_exception(() =&gt; </text:span></text:p>
      <text:p text:style-name="P14"><text:s text:c="7"/>sut.create_leg_using(an_empty_voyage, </text:p>
      <text:p text:style-name="P14"><text:s text:c="28"/>the_injected_load_location, the_injected_unload_location,</text:p>
      <text:p text:style-name="P14"><text:s text:c="28"/>the_injected_load_time, the_injected_unload_time));</text:p>
      <text:p text:style-name="P14"/>
      <text:p text:style-name="P26"><text:span text:style-name="T13"><text:s text:c="4"/></text:span><text:span text:style-name="T21">It</text:span><text:span text:style-name="T13"> should_throw_a_null_argument_exception = () =&gt; </text:span></text:p>
      <text:p text:style-name="P26"><text:span text:style-name="T13"><text:s text:c="7"/>exception_thrown_by_the_sut.ShouldBeAn&lt;</text:span><text:span text:style-name="T27">ArgumentNullException</text:span><text:span text:style-name="T13">&gt;();</text:span></text:p>
      <text:p text:style-name="P14"/>
      <text:p text:style-name="P26"><text:span text:style-name="T13"><text:s text:c="4"/></text:span><text:span text:style-name="T21">It</text:span><text:span text:style-name="T13"> should_throw_an_invariant_violated_exception_message = () =&gt; </text:span></text:p>
      <text:p text:style-name="P14"><text:s text:c="7"/>exception_thrown_by_the_sut.ShouldContainErrorMessage(</text:p>
      <text:p text:style-name="P26"><text:span text:style-name="T13"><text:s text:c="7"/></text:span><text:span text:style-name="T21">"Invariant Violated: a valid voyage is required in order to construct a leg."</text:span><text:span text:style-name="T13">);</text:span></text:p>
      <text:p text:style-name="P14"/>
      <text:p text:style-name="P26"><text:span text:style-name="T13"><text:s text:c="4"/></text:span><text:span text:style-name="T7">static</text:span><text:span text:style-name="T13"> </text:span><text:span text:style-name="T21">IVoyage</text:span><text:span text:style-name="T13"> an_empty_voyage;</text:span></text:p>
      <text:p text:style-name="P26"><text:span text:style-name="T13"><text:s text:c="4"/></text:span><text:span text:style-name="T7">static</text:span><text:span text:style-name="T13"> </text:span><text:span text:style-name="T21">ILocation</text:span><text:span text:style-name="T13"> the_injected_load_location;</text:span></text:p>
      <text:p text:style-name="P26"><text:span text:style-name="T13"><text:s text:c="4"/></text:span><text:span text:style-name="T7">static</text:span><text:span text:style-name="T13"> </text:span><text:span text:style-name="T21">ILocation</text:span><text:span text:style-name="T13"> the_injected_unload_location;</text:span></text:p>
      <text:p text:style-name="P26"><text:span text:style-name="T13"><text:s text:c="4"/></text:span><text:span text:style-name="T7">static</text:span><text:span text:style-name="T13"> </text:span><text:span text:style-name="T21">IDate</text:span><text:span text:style-name="T13"> the_injected_load_time;</text:span></text:p>
      <text:p text:style-name="P26"><text:span text:style-name="T13"><text:s text:c="4"/></text:span><text:span text:style-name="T7">static</text:span><text:span text:style-name="T13"> </text:span><text:span text:style-name="T21">IDate</text:span><text:span text:style-name="T13"> the_injected_unload_time;</text:span></text:p>
      <text:p text:style-name="P14">}</text:p>
      <text:p text:style-name="P2"/>
      <text:p text:style-name="P2">Todo parece correcto, pero hay algo que chirría y se encuentra en la primera linea:</text:p>
      <text:p text:style-name="P2"/>
      <text:p text:style-name="P25"><text:span text:style-name="T10">public</text:span><text:span text:style-name="T18"> </text:span><text:span text:style-name="T10">class</text:span><text:span text:style-name="T18"> </text:span><text:span text:style-name="T30">when_attempting_to_inject_a_null_voyage_into_the_leg_factory</text:span><text:span text:style-name="T18"> : </text:span></text:p>
      <text:p text:style-name="P25"><text:span text:style-name="T18"><text:s text:c="13"/></text:span><text:span text:style-name="T30">concern_for_route_specification_factory</text:span></text:p>
      <text:p text:style-name="P2"/>
      <text:p text:style-name="P2">Ese "concern_for_route_specification_factory" es un desastre desde un punto de vista semántico, ya que recordemos que estamos construyendo un DDD_Value_Object Leg y no un DDD_Value_Object RouteSpecification. Sin embargo el Observes es el correcto ya que recordemos:</text:p>
      <text:p text:style-name="P2"/>
      <text:p text:style-name="P25"><text:span text:style-name="T10">public</text:span><text:span text:style-name="T18"> </text:span><text:span text:style-name="T10">abstract</text:span><text:span text:style-name="T18"> </text:span><text:span text:style-name="T10">class</text:span><text:span text:style-name="T18"> </text:span><text:span text:style-name="T30">concern_for_route_specification_factory</text:span><text:span text:style-name="T18"> : </text:span></text:p>
      <text:p text:style-name="P25"><text:span text:style-name="T18"><text:s text:c="22"/></text:span><text:span text:style-name="T30">Observes</text:span><text:span text:style-name="T18">&lt;</text:span><text:span text:style-name="T30">CargoAggregateFactory</text:span><text:span text:style-name="T18">&gt; { }</text:span></text:p>
      <text:p text:style-name="P2"/>
      <text:p text:style-name="P2">Por lo tanto, tenemos dos opciones:</text:p>
      <text:p text:style-name="P2"/>
      <text:list xml:id="list29168675" text:style-name="L4">
        <text:list-item>
          <text:p text:style-name="P6"><text:soft-page-break/>Cambiar concern_for_route_specification_factory por concern_for_cargo_aggregate_factory.</text:p>
        </text:list-item>
        <text:list-item>
          <text:p text:style-name="P6">Crear una nueva concern_for_leg_factory.</text:p>
        </text:list-item>
      </text:list>
      <text:p text:style-name="P2"/>
      <text:p text:style-name="P2">Con la primera opción, en nuestra opinión, perdemos expresividad ya que, recordemos que somos conscientes de que estamos violando el OCP. Si no violásemos el OCP, tendríamos múltiples objetos como:</text:p>
      <text:p text:style-name="P2"/>
      <text:list xml:id="list29162761" text:style-name="L5">
        <text:list-item>
          <text:p text:style-name="P7">RouteSpecificationFactory.</text:p>
        </text:list-item>
        <text:list-item>
          <text:p text:style-name="P7">LegFactory</text:p>
        </text:list-item>
        <text:list-item>
          <text:p text:style-name="P7">...</text:p>
        </text:list-item>
      </text:list>
      <text:p text:style-name="P2"/>
      <text:p text:style-name="P2">con sus respectivos:</text:p>
      <text:p text:style-name="P2"/>
      <text:list xml:id="list29186839" text:style-name="L6">
        <text:list-item>
          <text:p text:style-name="P8">concern_for_route_specification_factory.</text:p>
        </text:list-item>
        <text:list-item>
          <text:p text:style-name="P8">concern_for_leg_factory.</text:p>
        </text:list-item>
        <text:list-item>
          <text:p text:style-name="P8">...</text:p>
        </text:list-item>
      </text:list>
      <text:p text:style-name="P2"/>
      <text:p text:style-name="P2">Por lo tanto parece una mejor opción la segunda, así que:</text:p>
      <text:p text:style-name="P2"/>
      <text:p text:style-name="P25"><text:span text:style-name="T10">public</text:span><text:span text:style-name="T18"> </text:span><text:span text:style-name="T10">abstract</text:span><text:span text:style-name="T18"> </text:span><text:span text:style-name="T10">class</text:span><text:span text:style-name="T18"> </text:span><text:span text:style-name="T30">concern_for_leg_factory</text:span><text:span text:style-name="T18"> : </text:span><text:span text:style-name="T30">Observes</text:span><text:span text:style-name="T18">&lt;</text:span><text:span text:style-name="T30">CargoAggregateFactory</text:span><text:span text:style-name="T18">&gt; { }</text:span></text:p>
      <text:p text:style-name="P14"/>
      <text:p text:style-name="P26"><text:span text:style-name="T7">public</text:span><text:span text:style-name="T13"> </text:span><text:span text:style-name="T7">class</text:span><text:span text:style-name="T13"> </text:span><text:span text:style-name="T27">when_attempting_to_inject_a_null_voyage_into_the_leg_factory</text:span><text:span text:style-name="T13"> : </text:span></text:p>
      <text:p text:style-name="P26"><text:span text:style-name="T13"><text:s text:c="13"/></text:span><text:span text:style-name="T27">concern_for_leg_factory</text:span><text:span text:style-name="T13"> { (....) }</text:span></text:p>
      <text:p text:style-name="P2"/>
      <text:p text:style-name="P2">Una vez resuelto este problema, deberíamos hacer fallar nuestra BDD_Spec:</text:p>
      <text:p text:style-name="P2"/>
      <text:p text:style-name="P19">------ Test started: Assembly: dddsample.specs.dll ------</text:p>
      <text:p text:style-name="P21"/>
      <text:p text:style-name="P21">when attempting to inject a null voyage into the leg factory</text:p>
      <text:p text:style-name="P21">» should throw a null argument exception (FAIL)</text:p>
      <text:p text:style-name="P21">» should throw an invariant violated exception message (FAIL)</text:p>
      <text:p text:style-name="P21"/>
      <text:p text:style-name="P21">Test 'should throw a null argument exception' failed:</text:p>
      <text:p text:style-name="P21"><text:tab/>Machine.Specifications.SpecificationException: Should be of type System.ArgumentNullException but is of type System.NotImplementedException</text:p>
      <text:p text:style-name="P21"><text:tab/>at Machine.Specifications.ShouldExtensionMethods.ShouldBeOfType(Object actual, Type expected)</text:p>
      <text:p text:style-name="P21"/>
      <text:p text:style-name="P21">(....)</text:p>
      <text:p text:style-name="P21"/>
      <text:p text:style-name="P21">Test 'should throw an invariant violated exception message' failed:</text:p>
      <text:p text:style-name="P21"><text:tab/>Machine.Specifications.SpecificationException: Should contain "Invariant Violated: a valid voyage is required in order to construct a leg." but is "The method or operation is not implemented."</text:p>
      <text:p text:style-name="P21"/>
      <text:p text:style-name="P21">(....)</text:p>
      <text:p text:style-name="P21"/>
      <text:p text:style-name="P21">0 passed, 2 failed, 0 skipped, took 0,78 seconds (Machine.Specifications 0.3.0).</text:p>
      <text:p text:style-name="P2"/>
      <text:p text:style-name="P2">Es lo que esperábamos</text:p>
      <text:p text:style-name="P2"/>
      <text:p text:style-name="P2">Para hacer que nuestra BDD_Spec se cumpla, basta con:</text:p>
      <text:p text:style-name="P2"/>
      <text:p text:style-name="P25"><text:span text:style-name="T10">public</text:span><text:span text:style-name="T18"> </text:span><text:span text:style-name="T24">ILeg</text:span><text:span text:style-name="T18"> create_leg_using(</text:span></text:p>
      <text:p text:style-name="P25"><text:span text:style-name="T18"><text:s text:c="15"/></text:span><text:span text:style-name="T24">IVoyage</text:span><text:span text:style-name="T18"> the_voyage, </text:span></text:p>
      <text:p text:style-name="P25"><text:span text:style-name="T18"><text:s text:c="15"/></text:span><text:span text:style-name="T24">ILocation</text:span><text:span text:style-name="T18"> the_load_location, </text:span><text:span text:style-name="T24">ILocation</text:span><text:span text:style-name="T18"> the_unload_location, </text:span></text:p>
      <text:p text:style-name="P25"><text:span text:style-name="T18"><text:s text:c="15"/></text:span><text:span text:style-name="T24">IDate</text:span><text:span text:style-name="T18"> the_load_time, </text:span><text:span text:style-name="T24">IDate</text:span><text:span text:style-name="T18"> the_unload_time)</text:span></text:p>
      <text:p text:style-name="P14">{</text:p>
      <text:p text:style-name="P26"><text:span text:style-name="T13"><text:s text:c="4"/></text:span><text:span text:style-name="T7">if</text:span><text:span text:style-name="T13"> (the_voyage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voyage"</text:span><text:span text:style-name="T13">, </text:span></text:p>
      <text:p text:style-name="P26"><text:span text:style-name="T13"><text:s text:c="7"/></text:span><text:span text:style-name="T21">"Invariant Violated: a valid voyage is required in order to construct a leg."</text:span><text:span text:style-name="T13">);</text:span></text:p>
      <text:p text:style-name="P14"><text:soft-page-break/></text:p>
      <text:p text:style-name="P26"><text:span text:style-name="T13"><text:s text:c="4"/></text:span><text:span text:style-name="T7">return</text:span><text:span text:style-name="T13"> </text:span><text:span text:style-name="T7">new</text:span><text:span text:style-name="T13"> </text:span><text:span text:style-name="T27">Leg</text:span><text:span text:style-name="T13">(the_voyage, the_load_location, the_unload_location, </text:span></text:p>
      <text:p text:style-name="P14"><text:s text:c="19"/>the_load_time, the_unload_time);</text:p>
      <text:p text:style-name="P14">}</text:p>
      <text:p text:style-name="P2"/>
      <text:p text:style-name="P2">Ejecutamos la BDD_Spec ahora:</text:p>
      <text:p text:style-name="P2"/>
      <text:p text:style-name="P19">------ Test started: Assembly: dddsample.specs.dll ------</text:p>
      <text:p text:style-name="P21"/>
      <text:p text:style-name="P21">when attempting to inject a null voyage into the leg factory</text:p>
      <text:p text:style-name="P21">» should throw a null argument exception</text:p>
      <text:p text:style-name="P21">» should throw an invariant violated exception message</text:p>
      <text:p text:style-name="P21"/>
      <text:p text:style-name="P21"/>
      <text:p text:style-name="P21">2 passed, 0 failed, 0 skipped, took 0,79 seconds (Machine.Specifications 0.3.0).</text:p>
      <text:p text:style-name="P2"/>
      <text:p text:style-name="P2">Podemos darnos por satisfechos.</text:p>
      <text:p text:style-name="P2"/>
      <text:p text:style-name="P2">Las restantes BDD_Specs son similares a esta.</text:p>
      <text:p text:style-name="P2"/>
      <text:p text:style-name="P1">DDD_Factory CargoAggregateFactory – Añadiendo LegFactory – Resultado final<text:span text:style-name="T1">:</text:span></text:p>
      <text:p text:style-name="P2"/>
      <text:p text:style-name="P2">En cuanto hemos satisfecho todas las BDD_Specs de las que hablábamos al principio del capitulo, no encontramos con que create_leg_using() tiene el siguiente aspecto:</text:p>
      <text:p text:style-name="P2"/>
      <text:p text:style-name="P25"><text:span text:style-name="T10">public</text:span><text:span text:style-name="T18"> </text:span><text:span text:style-name="T24">ILeg</text:span><text:span text:style-name="T18"> create_leg_using(</text:span></text:p>
      <text:p text:style-name="P25"><text:span text:style-name="T18"><text:s text:c="15"/></text:span><text:span text:style-name="T24">IVoyage</text:span><text:span text:style-name="T18"> the_voyage, </text:span></text:p>
      <text:p text:style-name="P25"><text:span text:style-name="T18"><text:s text:c="15"/></text:span><text:span text:style-name="T24">ILocation</text:span><text:span text:style-name="T18"> the_load_location, </text:span><text:span text:style-name="T24">ILocation</text:span><text:span text:style-name="T18"> the_unload_location, </text:span></text:p>
      <text:p text:style-name="P25"><text:span text:style-name="T18"><text:s text:c="15"/></text:span><text:span text:style-name="T24">IDate</text:span><text:span text:style-name="T18"> the_load_time, </text:span><text:span text:style-name="T24">IDate</text:span><text:span text:style-name="T18"> the_unload_time)</text:span></text:p>
      <text:p text:style-name="P14">{</text:p>
      <text:p text:style-name="P26"><text:span text:style-name="T13"><text:s text:c="4"/></text:span><text:span text:style-name="T7">if</text:span><text:span text:style-name="T13"> (the_voyage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voyage"</text:span><text:span text:style-name="T13">, </text:span></text:p>
      <text:p text:style-name="P26"><text:span text:style-name="T13"><text:s text:c="7"/></text:span><text:span text:style-name="T21">"Invariant Violated: a valid voyage is required in order to construct a leg."</text:span><text:span text:style-name="T13">);</text:span></text:p>
      <text:p text:style-name="P14"/>
      <text:p text:style-name="P26"><text:span text:style-name="T13"><text:s text:c="4"/></text:span><text:span text:style-name="T7">if</text:span><text:span text:style-name="T13"> (the_load_location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load_location"</text:span><text:span text:style-name="T13">, </text:span></text:p>
      <text:p text:style-name="P26"><text:span text:style-name="T13"><text:s text:c="7"/></text:span><text:span text:style-name="T21">"Invariant Violated: a valid load location is required in order to construct a </text:span></text:p>
      <text:p text:style-name="P26"><text:span text:style-name="T21"><text:s text:c="8"/>leg."</text:span><text:span text:style-name="T13">);</text:span></text:p>
      <text:p text:style-name="P14"/>
      <text:p text:style-name="P26"><text:span text:style-name="T13"><text:s text:c="4"/></text:span><text:span text:style-name="T7">if</text:span><text:span text:style-name="T13"> (the_unload_location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unload_location"</text:span><text:span text:style-name="T13">, </text:span></text:p>
      <text:p text:style-name="P26"><text:span text:style-name="T13"><text:s text:c="7"/></text:span><text:span text:style-name="T21">"Invariant Violated: a valid unload location is required in order to construct a </text:span></text:p>
      <text:p text:style-name="P26"><text:span text:style-name="T21"><text:s text:c="8"/>leg."</text:span><text:span text:style-name="T13">);</text:span></text:p>
      <text:p text:style-name="P14"/>
      <text:p text:style-name="P26"><text:span text:style-name="T13"><text:s text:c="4"/></text:span><text:span text:style-name="T7">if</text:span><text:span text:style-name="T13"> (the_load_time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load_time"</text:span><text:span text:style-name="T13">, </text:span></text:p>
      <text:p text:style-name="P26"><text:span text:style-name="T13"><text:s text:c="7"/></text:span><text:span text:style-name="T21">"Invariant Violated: a valid load time is required in order to construct a </text:span></text:p>
      <text:p text:style-name="P26"><text:span text:style-name="T21"><text:s text:c="8"/>leg."</text:span><text:span text:style-name="T13">);</text:span></text:p>
      <text:p text:style-name="P14"/>
      <text:p text:style-name="P26"><text:span text:style-name="T13"><text:s text:c="4"/></text:span><text:span text:style-name="T7">if</text:span><text:span text:style-name="T13"> (the_unload_time == </text:span><text:span text:style-name="T7">null</text:span><text:span text:style-name="T13">)</text:span></text:p>
      <text:p text:style-name="P26"><text:span text:style-name="T13"><text:s text:c="7"/></text:span><text:span text:style-name="T7">throw</text:span><text:span text:style-name="T13"> </text:span><text:span text:style-name="T7">new</text:span><text:span text:style-name="T13"> </text:span><text:span text:style-name="T27">ArgumentNullException</text:span><text:span text:style-name="T13">(</text:span><text:span text:style-name="T21">"the_unload_time"</text:span><text:span text:style-name="T13">, </text:span></text:p>
      <text:p text:style-name="P26"><text:span text:style-name="T13"><text:s text:c="7"/></text:span><text:span text:style-name="T21">"Invariant Violated: a valid unload time is required in order to construct a </text:span></text:p>
      <text:p text:style-name="P26"><text:span text:style-name="T21"><text:s text:c="8"/>leg."</text:span><text:span text:style-name="T13">);</text:span></text:p>
      <text:p text:style-name="P14"/>
      <text:p text:style-name="P26"><text:span text:style-name="T13"><text:s text:c="4"/></text:span><text:span text:style-name="T7">return</text:span><text:span text:style-name="T13"> </text:span><text:span text:style-name="T7">new</text:span><text:span text:style-name="T13"> </text:span><text:span text:style-name="T27">Leg</text:span><text:span text:style-name="T13">(the_voyage, the_load_location, the_unload_location, </text:span></text:p>
      <text:p text:style-name="P14"><text:s text:c="19"/>the_load_time, the_unload_time);</text:p>
      <text:p text:style-name="P14">}</text:p>
      <text:p text:style-name="P2"/>
      <text:p text:style-name="P13"><text:span text:style-name="T4">La razón por la que mostramos esto, cuando en realidad no ofrece casi ninguna novedad a lo que vimos al implementar la BDD_Spec en el epígrafe anterior, es que, es imposible que podamos defender que este código debía ir en el constructor. Un constructor con todo esto pide a gritos una DDD_Factory.</text:span></text:p>
      <text:p text:style-name="P2"><text:soft-page-break/></text:p>
      <text:p text:style-name="P1">DDD_Factory CargoAggregateFactory – Añadiendo LegFactory – Cambios y consecuencias<text:span text:style-name="T1">:</text:span></text:p>
      <text:p text:style-name="P2"/>
      <text:p text:style-name="P2">Ahora que ya tenemos nuestra factoría funcionando, debemos hacer los cambios necesarios para que sea usada donde proceda. Por lo tanto necesitamos que:</text:p>
      <text:p text:style-name="P2"/>
      <text:list xml:id="list29167781" text:style-name="L7">
        <text:list-item>
          <text:p text:style-name="P9">El constructor de Leg pase a ser internal.</text:p>
        </text:list-item>
        <text:list-item>
          <text:p text:style-name="P9">LegSpecs use la DDD_Factory en vez del constructor para crear los DDD_Value_Objects Leg.</text:p>
        </text:list-item>
      </text:list>
      <text:p text:style-name="P2"/>
      <text:p text:style-name="P2">El primer punto es trivial:</text:p>
      <text:p text:style-name="P2"/>
      <text:p text:style-name="P25"><text:span text:style-name="T10">internal</text:span><text:span text:style-name="T18"> Leg(</text:span><text:span text:style-name="T24">IVoyage</text:span><text:span text:style-name="T18"> the_voyage, </text:span></text:p>
      <text:p text:style-name="P25"><text:span text:style-name="T18"><text:s text:c="13"/></text:span><text:span text:style-name="T24">ILocation</text:span><text:span text:style-name="T18"> the_load_location, </text:span><text:span text:style-name="T24">ILocation</text:span><text:span text:style-name="T18"> the_unload_location, </text:span></text:p>
      <text:p text:style-name="P25"><text:span text:style-name="T18"><text:s text:c="13"/></text:span><text:span text:style-name="T24">IDate</text:span><text:span text:style-name="T18"> the_load_time, </text:span><text:span text:style-name="T24">IDate</text:span><text:span text:style-name="T18"> the_unload_time)</text:span></text:p>
      <text:p text:style-name="P14">{ (....) }</text:p>
      <text:p text:style-name="P2"/>
      <text:p text:style-name="P2">Pero ahora las llamadas al constructor desde LegSpecs no se encuentran en el ámbito correcto debido al "internal", así que nuestro código no compila, lo que nos lleva al punto dos.</text:p>
      <text:p text:style-name="P2"/>
      <text:p text:style-name="P2">Este es la versión que tenemos ahora (la que no compila) de concern_for_leg:</text:p>
      <text:p text:style-name="P2"/>
      <text:p text:style-name="P25"><text:span text:style-name="T10">public</text:span><text:span text:style-name="T18"> </text:span><text:span text:style-name="T10">abstract</text:span><text:span text:style-name="T18"> </text:span><text:span text:style-name="T10">class</text:span><text:span text:style-name="T18"> </text:span><text:span text:style-name="T30">concern_for_leg</text:span><text:span text:style-name="T18"> : </text:span><text:span text:style-name="T30">Observes</text:span><text:span text:style-name="T18">&lt;</text:span><text:span text:style-name="T24">ILeg</text:span><text:span text:style-name="T18">, </text:span><text:span text:style-name="T30">Leg</text:span><text:span text:style-name="T18">&gt;</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the_injected_voyage = an&lt;</text:span><text:span text:style-name="T21">IVoyage</text:span><text:span text:style-name="T13">&gt;();</text:span></text:p>
      <text:p text:style-name="P26"><text:span text:style-name="T13"><text:s text:c="8"/>the_injected_load_location = an&lt;</text:span><text:span text:style-name="T21">ILocation</text:span><text:span text:style-name="T13">&gt;();</text:span></text:p>
      <text:p text:style-name="P26"><text:span text:style-name="T13"><text:s text:c="8"/>the_injected_unload_location = an&lt;</text:span><text:span text:style-name="T21">ILocation</text:span><text:span text:style-name="T13">&gt;();</text:span></text:p>
      <text:p text:style-name="P26"><text:span text:style-name="T13"><text:s text:c="8"/>the_injected_load_time = an&lt;</text:span><text:span text:style-name="T21">IDate</text:span><text:span text:style-name="T13">&gt;();</text:span></text:p>
      <text:p text:style-name="P26"><text:span text:style-name="T13"><text:s text:c="8"/>the_injected_unload_time = an&lt;</text:span><text:span text:style-name="T21">IDate</text:span><text:span text:style-name="T13">&gt;();</text:span></text:p>
      <text:p text:style-name="P14"/>
      <text:p text:style-name="P14"><text:s text:c="8"/>create_sut_using(() =&gt; </text:p>
      <text:p text:style-name="P26"><text:span text:style-name="T13"><text:s text:c="11"/></text:span><text:span text:style-name="T7">new</text:span><text:span text:style-name="T13"> </text:span><text:span text:style-name="T27">Leg</text:span><text:span text:style-name="T13">(the_injected_voyage, </text:span></text:p>
      <text:p text:style-name="P14"><text:s text:c="19"/>the_injected_load_location, the_injected_unload_location,</text:p>
      <text:p text:style-name="P14"><text:s text:c="19"/>the_injected_load_time, the_injected_unload_time));</text:p>
      <text:p text:style-name="P14"><text:s text:c="4"/>};</text:p>
      <text:p text:style-name="P14"/>
      <text:p text:style-name="P26"><text:span text:style-name="T13"><text:s text:c="4"/></text:span><text:span text:style-name="T7">protected</text:span><text:span text:style-name="T13"> </text:span><text:span text:style-name="T7">static</text:span><text:span text:style-name="T13"> </text:span><text:span text:style-name="T21">IVoyage</text:span><text:span text:style-name="T13"> the_injected_voyage;</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load_location;</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unload_location;</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load_time;</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unload_time;</text:span></text:p>
      <text:p text:style-name="P14">}</text:p>
      <text:p text:style-name="P2"/>
      <text:p text:style-name="P2">El problema esta en la llamada al constructor, que ahora debemos sustituir por la llamada a la DDD_Factory.</text:p>
      <text:p text:style-name="P2"/>
      <text:p text:style-name="P2">Por lo tanto basta con:</text:p>
      <text:p text:style-name="P2"/>
      <text:p text:style-name="P25"><text:span text:style-name="T10">public</text:span><text:span text:style-name="T18"> </text:span><text:span text:style-name="T10">abstract</text:span><text:span text:style-name="T18"> </text:span><text:span text:style-name="T10">class</text:span><text:span text:style-name="T18"> </text:span><text:span text:style-name="T30">concern_for_leg</text:span><text:span text:style-name="T18"> : </text:span><text:span text:style-name="T30">Observes</text:span><text:span text:style-name="T18">&lt;</text:span><text:span text:style-name="T24">ILeg</text:span><text:span text:style-name="T18">, </text:span><text:span text:style-name="T30">Leg</text:span><text:span text:style-name="T18">&gt;</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the_injected_voyage = an&lt;</text:span><text:span text:style-name="T21">IVoyage</text:span><text:span text:style-name="T13">&gt;();</text:span></text:p>
      <text:p text:style-name="P26"><text:span text:style-name="T13"><text:s text:c="8"/>the_injected_load_location = an&lt;</text:span><text:span text:style-name="T21">ILocation</text:span><text:span text:style-name="T13">&gt;();</text:span></text:p>
      <text:p text:style-name="P26"><text:span text:style-name="T13"><text:s text:c="8"/>the_injected_unload_location = an&lt;</text:span><text:span text:style-name="T21">ILocation</text:span><text:span text:style-name="T13">&gt;();</text:span></text:p>
      <text:p text:style-name="P26"><text:span text:style-name="T13"><text:s text:c="8"/>the_injected_load_time = an&lt;</text:span><text:span text:style-name="T21">IDate</text:span><text:span text:style-name="T13">&gt;();</text:span></text:p>
      <text:p text:style-name="P26"><text:span text:style-name="T13"><text:s text:c="8"/>the_injected_unload_time = an&lt;</text:span><text:span text:style-name="T21">IDate</text:span><text:span text:style-name="T13">&gt;();</text:span></text:p>
      <text:p text:style-name="P26"><text:span text:style-name="T13"><text:s text:c="8"/>the_leg_factory = </text:span><text:span text:style-name="T7">new</text:span><text:span text:style-name="T13"> </text:span><text:span text:style-name="T27">CargoAggregateFactory</text:span><text:span text:style-name="T13">();</text:span></text:p>
      <text:p text:style-name="P14"/>
      <text:p text:style-name="P14"><text:soft-page-break/><text:s text:c="8"/>create_sut_using(() =&gt; the_leg_factory.create_leg_using(</text:p>
      <text:p text:style-name="P26"><text:span text:style-name="T13"><text:s text:c="11"/></text:span><text:span text:style-name="T7"><text:s text:c="8"/></text:span><text:span text:style-name="T13">the_injected_voyage, </text:span></text:p>
      <text:p text:style-name="P14"><text:s text:c="19"/>the_injected_load_location, the_injected_unload_location,</text:p>
      <text:p text:style-name="P14"><text:s text:c="19"/>the_injected_load_time, the_injected_unload_time));</text:p>
      <text:p text:style-name="P14"><text:s text:c="4"/>};</text:p>
      <text:p text:style-name="P14"/>
      <text:p text:style-name="P14"><text:s text:c="4"/><text:span text:style-name="T6">protected</text:span> <text:span text:style-name="T6">static</text:span> <text:span text:style-name="T26">CargoAggregateFactory</text:span> the_leg_factory;</text:p>
      <text:p text:style-name="P26"><text:span text:style-name="T13"><text:s text:c="4"/></text:span><text:span text:style-name="T7">protected</text:span><text:span text:style-name="T13"> </text:span><text:span text:style-name="T7">static</text:span><text:span text:style-name="T13"> </text:span><text:span text:style-name="T21">IVoyage</text:span><text:span text:style-name="T13"> the_injected_voyage;</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load_location;</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unload_location;</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load_time;</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unload_time;</text:span></text:p>
      <text:p text:style-name="P14">}</text:p>
      <text:p text:style-name="P2"/>
      <text:p text:style-name="P2">Pero con esto no basta, ya que en algunos de las BDD_Specs de LegSpecs, creamos otros objetos de tipo ILeg, para comparaciones, ...</text:p>
      <text:p text:style-name="P2"/>
      <text:p text:style-name="P2">Por lo tanto también debemos sustituir esas llamadas (en concreto, hay cuatro) al constructor por llamadas a la factoría Puesto que son todas iguales, mostramos a modo de ejemplo el antes y después de una de ellas:</text:p>
      <text:p text:style-name="P2"/>
      <text:p text:style-name="P22">ANTES</text:p>
      <text:p text:style-name="P22"/>
      <text:p text:style-name="P25"><text:span text:style-name="T10">public</text:span><text:span text:style-name="T18"> </text:span><text:span text:style-name="T10">class</text:span><text:span text:style-name="T18"> </text:span><text:span text:style-name="T30">when_comparing_two_legs_with_the_same_attributes</text:span><text:span text:style-name="T18"> : </text:span><text:span text:style-name="T30">concern_for_leg</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6"/>the_other_leg = </text:span><text:span text:style-name="T7">new</text:span><text:span text:style-name="T13"> </text:span><text:span text:style-name="T27">Leg</text:span><text:span text:style-name="T13">(the_injected_voyage, </text:span></text:p>
      <text:p text:style-name="P14"><text:s text:c="30"/>the_injected_load_location, the_injected_unload_location,</text:p>
      <text:p text:style-name="P14"><text:s text:c="30"/>the_injected_load_time, the_injected_unload_time);</text:p>
      <text:p text:style-name="P14"><text:s text:c="8"/>(....)</text:p>
      <text:p text:style-name="P14"><text:s text:c="4"/>}</text:p>
      <text:p text:style-name="P14">}</text:p>
      <text:p text:style-name="P14"/>
      <text:p text:style-name="P23">DESPUES</text:p>
      <text:p text:style-name="P24"/>
      <text:p text:style-name="P18"><text:span text:style-name="T12">public</text:span><text:span text:style-name="T41"> </text:span><text:span text:style-name="T12">class</text:span><text:span text:style-name="T41"> </text:span><text:span text:style-name="T32">when_comparing_two_legs_with_the_same_attributes</text:span><text:span text:style-name="T41"> : </text:span><text:span text:style-name="T32">concern_for_leg</text:span></text:p>
      <text:p text:style-name="P18">{</text:p>
      <text:p text:style-name="P30"><text:span text:style-name="T20"><text:s text:c="4"/></text:span><text:span text:style-name="T25">Establish</text:span><text:span text:style-name="T20"> context = () =&gt;</text:span></text:p>
      <text:p text:style-name="P18"><text:s text:c="4"/>{</text:p>
      <text:p text:style-name="P18"><text:s text:c="8"/>the_other_leg = the_leg_factory.create_leg_using(</text:p>
      <text:p text:style-name="P18"><text:s text:c="30"/>the_injected_voyage, </text:p>
      <text:p text:style-name="P18"><text:s text:c="30"/>the_injected_load_location, the_injected_unload_location,</text:p>
      <text:p text:style-name="P18"><text:s text:c="30"/>the_injected_load_time, the_injected_unload_time);</text:p>
      <text:p text:style-name="P14"><text:s text:c="8"/>(....)</text:p>
      <text:p text:style-name="P14"><text:s text:c="4"/>}</text:p>
      <text:p text:style-name="P14">}</text:p>
      <text:p text:style-name="P2"/>
      <text:p text:style-name="P2">Si ahora ejecutamos la suite de BDD_Specs obtenemos:</text:p>
      <text:p text:style-name="P2"/>
      <text:p text:style-name="P19">210 passed, 0 failed, 0 skipped, took 2,11 seconds (Machine.Specifications 0.3.0).</text:p>
      <text:p text:style-name="P2"/>
      <text:p text:style-name="P2">Por lo tanto podemos dar por finalizado este epígrafe</text:p>
      <text:p text:style-name="P2"/>
      <text:p text:style-name="P1">DDD_Factory CargoAggregateFactory – Añadiendo LegFactory – Consideraciones Finales<text:span text:style-name="T1">:</text:span></text:p>
      <text:p text:style-name="P2"/>
      <text:p text:style-name="P2">Hay un par de cosas que no nos convencen del todo. Las BDD_Specs se cumplen, pero, tal y como adelantábamos durante la implementación de la BDD_Spec, la DDD_Factory CargAggregateFactory podría ser mas expresiva, podría reflejar mejor nuestra intención a través de DDD_Revealing_Intention_Interfaces.</text:p>
      <text:p text:style-name="P2"/>
      <text:p text:style-name="P2">Vamos al asunto.</text:p>
      <text:p text:style-name="P2"><text:soft-page-break/></text:p>
      <text:p text:style-name="P2">¿Cual es la responsabilidad de la DDD_Factory CargoAggregateFactory?</text:p>
      <text:p text:style-name="P2"/>
      <text:p text:style-name="P2">La creación de cualquier objeto que pertenezca al DDD_Aggregate Cargo a través de su correspondiente interface. Siempre y cuando, el proceso de creación de dicho objeto sea demasiado complejo para ir en un constructor común</text:p>
      <text:p text:style-name="P2"/>
      <text:p text:style-name="P2">¿La DDD_Factory CargoAggregateFactory expresa claramente su intención?</text:p>
      <text:p text:style-name="P2"/>
      <text:p text:style-name="P2">No. Ya que recordemos que su definición es la siguiente:</text:p>
      <text:p text:style-name="P2"/>
      <text:p text:style-name="P27"><text:span text:style-name="T9">namespace</text:span><text:span text:style-name="T17"> dddsample.domain.model.cargo.aggregate</text:span></text:p>
      <text:p text:style-name="P14">{</text:p>
      <text:p text:style-name="P26"><text:span text:style-name="T13"><text:s text:c="4"/></text:span><text:span text:style-name="T7">public</text:span><text:span text:style-name="T13"> </text:span><text:span text:style-name="T7">class</text:span><text:span text:style-name="T13"> </text:span><text:span text:style-name="T27">CargoAggregateFactory</text:span><text:span text:style-name="T13"> { (....) }</text:span></text:p>
      <text:p text:style-name="P14">}</text:p>
      <text:p text:style-name="P2"/>
      <text:p text:style-name="P2">Es demasiado oscura. Atendiendo únicamente a su definición, no acaba de quedar clara cual es su responsabilidad.</text:p>
      <text:p text:style-name="P2"/>
      <text:p text:style-name="P2">Aquí se nos plantearía la opción de añadir una interface como ICargoAggregateFactory, de forma que tuviésemos:</text:p>
      <text:p text:style-name="P2"/>
      <text:p text:style-name="P27"><text:span text:style-name="T9">namespace</text:span><text:span text:style-name="T17"> dddsample.domain.model.cargo.aggregate</text:span></text:p>
      <text:p text:style-name="P14">{</text:p>
      <text:p text:style-name="P26"><text:span text:style-name="T13"><text:s text:c="4"/></text:span><text:span text:style-name="T7">public</text:span><text:span text:style-name="T13"> </text:span><text:span text:style-name="T7">class</text:span><text:span text:style-name="T13"> </text:span><text:span text:style-name="T27">CargoAggregateFactory</text:span><text:span text:style-name="T13"> : </text:span><text:span text:style-name="T21">ICargoAggregateFactory</text:span><text:span text:style-name="T13"> { (....) }</text:span></text:p>
      <text:p text:style-name="P14">}</text:p>
      <text:p text:style-name="P2"/>
      <text:p text:style-name="P2">Pero tampoco aclara demasiado su responsabilidad. Es decir, al menos ahora sabríamos que debe cumplir un contrato, pero no es exactamente lo que estamos buscando.</text:p>
      <text:p text:style-name="P2"/>
      <text:p text:style-name="P2">Nos parece hemos llegado a la situación perfecta para introducir una aplicación practica del principio DDD conocido como DDD_Intention_Revealing_Interfaces y de la I de los principios S.O.L.I.D (Interface Seggregation Principle)</text:p>
      <text:p text:style-name="P2"/>
      <text:p text:style-name="P2">Para ello obligaremos a CargoAggregateFactory a que implemente las dos interfaces siguientes:</text:p>
      <text:p text:style-name="P2"/>
      <text:p text:style-name="P27"><text:span text:style-name="T9">public</text:span><text:span text:style-name="T17"> </text:span><text:span text:style-name="T9">class</text:span><text:span text:style-name="T17"> </text:span><text:span text:style-name="T29">CargoAggregateFactory</text:span><text:span text:style-name="T17"> : </text:span><text:span text:style-name="T36">IRouteSpecificationFactory</text:span><text:span text:style-name="T17">, </text:span><text:span text:style-name="T36">ILegFactory</text:span></text:p>
      <text:p text:style-name="P14">{ (....) }</text:p>
      <text:p text:style-name="P2"/>
      <text:p text:style-name="P2">De esta forma, la intención es muchísimo mas evidente y ademas estamos diciendo indirectamente que cualquier objeto del DDD_Aggregate Cargo:</text:p>
      <text:p text:style-name="P2"/>
      <text:list xml:id="list29160206" text:style-name="L8">
        <text:list-item>
          <text:p text:style-name="P10">Debe crearse aquí</text:p>
        </text:list-item>
        <text:list-item>
          <text:p text:style-name="P10">Debe tener su propia interface que defina cuales son sus métodos de creación</text:p>
        </text:list-item>
      </text:list>
      <text:p text:style-name="P2"/>
      <text:p text:style-name="P2">Necesitamos arreglar el código rojo, para ello basta con:</text:p>
      <text:p text:style-name="P2"/>
      <text:p text:style-name="P25"><text:span text:style-name="T10">public</text:span><text:span text:style-name="T18"> </text:span><text:span text:style-name="T10">interface</text:span><text:span text:style-name="T18"> </text:span><text:span text:style-name="T24">ILegFactory</text:span><text:span text:style-name="T13"> {}</text:span></text:p>
      <text:p text:style-name="P14"/>
      <text:p text:style-name="P26"><text:span text:style-name="T7">public</text:span><text:span text:style-name="T13"> </text:span><text:span text:style-name="T7">interface</text:span><text:span text:style-name="T13"> </text:span><text:span text:style-name="T21">IRouteSpecificationFactory</text:span><text:span text:style-name="T13"> {}</text:span></text:p>
      <text:p text:style-name="P2"/>
      <text:p text:style-name="P2">Ahora debemos llenarlas de contenido. Por lo tanto:</text:p>
      <text:p text:style-name="P2"/>
      <text:p text:style-name="P27"><text:span text:style-name="T9">public</text:span><text:span text:style-name="T17"> </text:span><text:span text:style-name="T9">interface</text:span><text:span text:style-name="T17"> </text:span><text:span text:style-name="T23">ILegFactory</text:span></text:p>
      <text:p text:style-name="P14">{</text:p>
      <text:p text:style-name="P26"><text:span text:style-name="T13"><text:s text:c="4"/></text:span><text:span text:style-name="T21">ILeg</text:span><text:span text:style-name="T13"> create_leg_using(</text:span><text:span text:style-name="T21">IVoyage</text:span><text:span text:style-name="T13"> the_voyage, </text:span></text:p>
      <text:p text:style-name="P26"><text:span text:style-name="T13"><text:s text:c="26"/></text:span><text:span text:style-name="T21">ILocation</text:span><text:span text:style-name="T13"> the_load_location, </text:span><text:span text:style-name="T21">ILocation</text:span><text:span text:style-name="T13"> the_unload_location, </text:span></text:p>
      <text:p text:style-name="P26"><text:span text:style-name="T13"><text:s text:c="26"/></text:span><text:span text:style-name="T21">IDate</text:span><text:span text:style-name="T13"> the_load_time, </text:span><text:span text:style-name="T21">IDate</text:span><text:span text:style-name="T13"> the_unload_time);</text:span></text:p>
      <text:p text:style-name="P14">}</text:p>
      <text:p text:style-name="P14"/>
      <text:p text:style-name="P26"><text:span text:style-name="T7">public</text:span><text:span text:style-name="T13"> </text:span><text:span text:style-name="T7">interface</text:span><text:span text:style-name="T13"> </text:span><text:span text:style-name="T21">IRouteSpecificationFactory</text:span></text:p>
      <text:p text:style-name="P14"><text:soft-page-break/>{</text:p>
      <text:p text:style-name="P26"><text:span text:style-name="T13"><text:s text:c="4"/></text:span><text:span text:style-name="T21">IRouteSpecification</text:span><text:span text:style-name="T13"> create_route_specification_using(</text:span></text:p>
      <text:p text:style-name="P26"><text:span text:style-name="T13"><text:s text:c="27"/></text:span><text:span text:style-name="T21">ILocation</text:span><text:span text:style-name="T13"> the_origin_location, </text:span></text:p>
      <text:p text:style-name="P26"><text:span text:style-name="T13"><text:s text:c="27"/></text:span><text:span text:style-name="T21">ILocation</text:span><text:span text:style-name="T13"> the_destination_location, </text:span></text:p>
      <text:p text:style-name="P26"><text:span text:style-name="T13"><text:s text:c="27"/></text:span><text:span text:style-name="T21">IDate</text:span><text:span text:style-name="T13"> the_arrival_deadline);</text:span></text:p>
      <text:p text:style-name="P14">}</text:p>
      <text:p text:style-name="P2"/>
      <text:p text:style-name="P2">Y esto si que ya cumple ISP en oposición a una posible:</text:p>
      <text:p text:style-name="P2"/>
      <text:p text:style-name="P27"><text:span text:style-name="T9">public</text:span><text:span text:style-name="T17"> </text:span><text:span text:style-name="T9">interface</text:span><text:span text:style-name="T17"> </text:span><text:span text:style-name="T23">ICargoAggregateFactory</text:span></text:p>
      <text:p text:style-name="P14">{</text:p>
      <text:p text:style-name="P26"><text:span text:style-name="T13"><text:s text:c="4"/></text:span><text:span text:style-name="T21">ILeg</text:span><text:span text:style-name="T13"> create_leg_using(</text:span><text:span text:style-name="T21">IVoyage</text:span><text:span text:style-name="T13"> the_voyage, </text:span></text:p>
      <text:p text:style-name="P26"><text:span text:style-name="T13"><text:s text:c="26"/></text:span><text:span text:style-name="T21">ILocation</text:span><text:span text:style-name="T13"> the_load_location, </text:span><text:span text:style-name="T21">ILocation</text:span><text:span text:style-name="T13"> the_unload_location, </text:span></text:p>
      <text:p text:style-name="P26"><text:span text:style-name="T13"><text:s text:c="26"/></text:span><text:span text:style-name="T21">IDate</text:span><text:span text:style-name="T13"> the_load_time, </text:span><text:span text:style-name="T21">IDate</text:span><text:span text:style-name="T13"> the_unload_time);</text:span></text:p>
      <text:p text:style-name="P14"/>
      <text:p text:style-name="P26"><text:span text:style-name="T13"><text:s text:c="4"/></text:span><text:span text:style-name="T21">IRouteSpecification</text:span><text:span text:style-name="T13"> create_route_specification_using(</text:span></text:p>
      <text:p text:style-name="P26"><text:span text:style-name="T13"><text:s text:c="27"/></text:span><text:span text:style-name="T21">ILocation</text:span><text:span text:style-name="T13"> the_origin_location, </text:span></text:p>
      <text:p text:style-name="P26"><text:span text:style-name="T13"><text:s text:c="27"/></text:span><text:span text:style-name="T21">ILocation</text:span><text:span text:style-name="T13"> the_destination_location, </text:span></text:p>
      <text:p text:style-name="P26"><text:span text:style-name="T13"><text:s text:c="27"/></text:span><text:span text:style-name="T21">IDate</text:span><text:span text:style-name="T13"> the_arrival_deadline);</text:span></text:p>
      <text:p text:style-name="P14">}</text:p>
      <text:p text:style-name="P2"/>
      <text:p text:style-name="P2">Vamos por el buen camino. Nuestro sistema es mas flexible y mas expresivo.</text:p>
      <text:p text:style-name="P2"/>
      <text:p text:style-name="P2">Sin embargo aun hay algo que no nos acaba de gustar y es que, si bien queda claro a través de nuestras BDD_Specs, cuales son las excepciones (violación de invariantes) posibles cuando cumplimos tanto ILegFactory como IRouteSpecification, no queda tan claro (no de forma explicita al menos), como debemos crear una instancia correctamente.</text:p>
      <text:p text:style-name="P2"/>
      <text:p text:style-name="P2">Por esa razón, vamos a introducir una nueva BDD_Spec que creemos, debería ayudar a paliar esta falta.</text:p>
      <text:p text:style-name="P2"/>
      <text:p text:style-name="P2">La definición formal de la BDD_Spec es la siguiente:</text:p>
      <text:p text:style-name="P2"/>
      <text:p text:style-name="P19">When creating a leg through the factory</text:p>
      <text:p text:style-name="P21">» It should return an object that conforms the leg interface.</text:p>
      <text:p text:style-name="P2"/>
      <text:p text:style-name="P2">Y este seria el código de la misma:</text:p>
      <text:p text:style-name="P2"/>
      <text:p text:style-name="P25"><text:span text:style-name="T10">public</text:span><text:span text:style-name="T18"> </text:span><text:span text:style-name="T10">class</text:span><text:span text:style-name="T18"> </text:span><text:span text:style-name="T30">when_creating_a_leg_through_the_factory</text:span><text:span text:style-name="T18"> : </text:span><text:span text:style-name="T30">concern_for_leg_factory</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the_injected_voyage = an&lt;</text:span><text:span text:style-name="T21">IVoyage</text:span><text:span text:style-name="T13">&gt;();</text:span></text:p>
      <text:p text:style-name="P26"><text:span text:style-name="T13"><text:s text:c="8"/>the_injected_load_location = an&lt;</text:span><text:span text:style-name="T21">ILocation</text:span><text:span text:style-name="T13">&gt;();</text:span></text:p>
      <text:p text:style-name="P26"><text:span text:style-name="T13"><text:s text:c="8"/>the_injected_unload_location = an&lt;</text:span><text:span text:style-name="T21">ILocation</text:span><text:span text:style-name="T13">&gt;();</text:span></text:p>
      <text:p text:style-name="P26"><text:span text:style-name="T13"><text:s text:c="8"/>the_injected_load_time = an&lt;</text:span><text:span text:style-name="T21">IDate</text:span><text:span text:style-name="T13">&gt;();</text:span></text:p>
      <text:p text:style-name="P26"><text:span text:style-name="T13"><text:s text:c="8"/>the_injected_unload_time = an&lt;</text:span><text:span text:style-name="T21">IDate</text:span><text:span text:style-name="T13">&gt;();</text:span></text:p>
      <text:p text:style-name="P14"><text:s text:c="4"/>};</text:p>
      <text:p text:style-name="P14"/>
      <text:p text:style-name="P26"><text:span text:style-name="T13"><text:s text:c="4"/></text:span><text:span text:style-name="T21">Because</text:span><text:span text:style-name="T13"> of = () =&gt; result = sut.create_leg_using(</text:span></text:p>
      <text:p text:style-name="P14"><text:s text:c="28"/>the_injected_voyage, </text:p>
      <text:p text:style-name="P14"><text:s text:c="28"/>the_injected_load_location, the_injected_unload_location,</text:p>
      <text:p text:style-name="P14"><text:s text:c="28"/>the_injected_load_time, the_injected_unload_time);</text:p>
      <text:p text:style-name="P14"/>
      <text:p text:style-name="P26"><text:span text:style-name="T13"><text:s text:c="4"/></text:span><text:span text:style-name="T21">It</text:span><text:span text:style-name="T13"> should_return_an_object_that_conforms_the_leg_interface = () =&gt; </text:span></text:p>
      <text:p text:style-name="P26"><text:span text:style-name="T13"><text:s text:c="7"/>result.ShouldBeAn&lt;</text:span><text:span text:style-name="T21">ILeg</text:span><text:span text:style-name="T13">&gt;();</text:span></text:p>
      <text:p text:style-name="P14"/>
      <text:p text:style-name="P26"><text:span text:style-name="T13"><text:s text:c="4"/></text:span><text:span text:style-name="T7">static</text:span><text:span text:style-name="T13"> </text:span><text:span text:style-name="T21">IVoyage</text:span><text:span text:style-name="T13"> the_injected_voyage;</text:span></text:p>
      <text:p text:style-name="P26"><text:span text:style-name="T13"><text:s text:c="4"/></text:span><text:span text:style-name="T7">static</text:span><text:span text:style-name="T13"> </text:span><text:span text:style-name="T21">ILocation</text:span><text:span text:style-name="T13"> the_injected_load_location;</text:span></text:p>
      <text:p text:style-name="P26"><text:span text:style-name="T13"><text:s text:c="4"/></text:span><text:span text:style-name="T7">static</text:span><text:span text:style-name="T13"> </text:span><text:span text:style-name="T21">ILocation</text:span><text:span text:style-name="T13"> the_injected_unload_location;</text:span></text:p>
      <text:p text:style-name="P26"><text:span text:style-name="T13"><text:s text:c="4"/></text:span><text:span text:style-name="T7">static</text:span><text:span text:style-name="T13"> </text:span><text:span text:style-name="T21">IDate</text:span><text:span text:style-name="T13"> the_injected_load_time;</text:span></text:p>
      <text:p text:style-name="P26"><text:span text:style-name="T13"><text:s text:c="4"/></text:span><text:span text:style-name="T7">static</text:span><text:span text:style-name="T13"> </text:span><text:span text:style-name="T21">IDate</text:span><text:span text:style-name="T13"> the_injected_unload_time;</text:span></text:p>
      <text:p text:style-name="P26"><text:soft-page-break/><text:span text:style-name="T13"><text:s text:c="4"/></text:span><text:span text:style-name="T7">static</text:span><text:span text:style-name="T13"> </text:span><text:span text:style-name="T21">ILeg</text:span><text:span text:style-name="T13"> result;</text:span></text:p>
      <text:p text:style-name="P14">}</text:p>
      <text:p text:style-name="P2"/>
      <text:p text:style-name="P2">Esta vez la parte interesante esta en el bloque IT:</text:p>
      <text:p text:style-name="P2"/>
      <text:p text:style-name="P26"><text:span text:style-name="T18">result.ShouldBeAn&lt;</text:span><text:span text:style-name="T24">ILeg</text:span><text:span text:style-name="T18">&gt;();</text:span></text:p>
      <text:p text:style-name="P13"/>
      <text:p text:style-name="P2">Pues es ahí precisamente donde explicitamos algo que ya sabíamos, pero que creemos debe ser subrayado; que estamos creando un DDD_Value_Object ILeg.</text:p>
      <text:p text:style-name="P2"/>
      <text:p text:style-name="P12">Como con toda BDD_Spec, necesitamos un fallo significativo. Hay varias formas de lograr esto, pero una de ellas seria sustituir en la linea anterior el tipo esperado por cualquier otro como por ejemplo una ILocation:</text:p>
      <text:p text:style-name="P12"/>
      <text:p text:style-name="P29"><text:span text:style-name="T18">result.Should</text:span><text:span text:style-name="T19">Not</text:span><text:span text:style-name="T18">BeOfType(</text:span><text:span text:style-name="T10">typeof</text:span><text:span text:style-name="T18">(</text:span><text:span text:style-name="T24">ILocation</text:span><text:span text:style-name="T18">));</text:span></text:p>
      <text:p text:style-name="P2"/>
      <text:p text:style-name="P2">Si ejecutamos la BDD_Spec ahora, obtendremos nuestro fallo:</text:p>
      <text:p text:style-name="P2"/>
      <text:p text:style-name="P19">------ Test started: Assembly: dddsample.specs.dll ------</text:p>
      <text:p text:style-name="P21"/>
      <text:p text:style-name="P21">when creating a leg through the factory</text:p>
      <text:p text:style-name="P21">» should return an object that conforms the leg interface (FAIL)</text:p>
      <text:p text:style-name="P21"/>
      <text:p text:style-name="P21">Test 'should return an object that conforms the leg interface' failed:</text:p>
      <text:p text:style-name="P21"><text:tab/>Machine.Specifications.SpecificationException: Should be of type dddsample.domain.model.location.aggregate.ILocation but is of type dddsample.domain.model.cargo.aggregate.Leg</text:p>
      <text:p text:style-name="P21"/>
      <text:p text:style-name="P21">(....)</text:p>
      <text:p text:style-name="P21"/>
      <text:p text:style-name="P21">0 passed, 1 failed, 0 skipped, took 0,82 seconds (Machine.Specifications 0.3.0).</text:p>
      <text:p text:style-name="P2"/>
      <text:p text:style-name="P2">Que es lo que buscábamos, o casi, ya que debemos fijarnos que el tipo esperado es:</text:p>
      <text:p text:style-name="P2"/>
      <text:p text:style-name="P20">dddsample.domain.model.cargo.aggregate.Leg</text:p>
      <text:p text:style-name="P2"/>
      <text:p text:style-name="P2">y no:</text:p>
      <text:p text:style-name="P2"/>
      <text:p text:style-name="P21"><text:span text:style-name="T41">dddsample.domain.model.cargo.aggregate.</text:span><text:span text:style-name="T42">I</text:span><text:span text:style-name="T41">Leg</text:span></text:p>
      <text:p text:style-name="P2"/>
      <text:p text:style-name="P2">Es decir, el tipo concreto es Leg no ILeg.</text:p>
      <text:p text:style-name="P2"/>
      <text:p text:style-name="P2">Pese a este nimio contratiempo, creemos firmemente que esta BDD_Spec sigue siendo necesaria.</text:p>
      <text:p text:style-name="P2"/>
      <text:p text:style-name="P2">Necesitamos que pase, así que si ejecutamos la BDD_Spec con el código original obtenemos:</text:p>
      <text:p text:style-name="P2"/>
      <text:p text:style-name="P19">------ Test started: Assembly: dddsample.specs.dll ------</text:p>
      <text:p text:style-name="P21"/>
      <text:p text:style-name="P21">when creating a leg through the factory</text:p>
      <text:p text:style-name="P21">» should return an object that conforms the leg interface</text:p>
      <text:p text:style-name="P21"/>
      <text:p text:style-name="P21"/>
      <text:p text:style-name="P21">1 passed, 0 failed, 0 skipped, took 1,12 seconds (Machine.Specifications 0.3.0).</text:p>
      <text:p text:style-name="P2"/>
      <text:p text:style-name="P2">Que era lo que esperábamos</text:p>
      <text:p text:style-name="P2"/>
      <text:p text:style-name="P2">Por lo tanto ahora ya hemos explicitado como se crea una ILeg a través de la DDD_Factory.</text:p>
      <text:p text:style-name="P2"/>
      <text:p text:style-name="P2">El proceso para crear una RouteSpecification a través de la DDD_Factory es análogo por lo que no lo mostraremos aquí, pero recuerda que el código fuente es tu amigo.</text:p>
      <text:p text:style-name="P2"/>
      <text:p text:style-name="P1">DDD_Factory CargoAggregateFactory – Añadiendo LegFactory – Una ultima mejora en su uso<text:span text:style-name="T1">:</text:span></text:p>
      <text:p text:style-name="P2"><text:soft-page-break/></text:p>
      <text:p text:style-name="P2">Reflexionemos por un instante sobre el código siguiente:</text:p>
      <text:p text:style-name="P2"/>
      <text:p text:style-name="P27"><text:span text:style-name="T9">public</text:span><text:span text:style-name="T17"> </text:span><text:span text:style-name="T9">abstract</text:span><text:span text:style-name="T17"> </text:span><text:span text:style-name="T9">class</text:span><text:span text:style-name="T17"> </text:span><text:span text:style-name="T29">concern_for_leg</text:span><text:span text:style-name="T17"> : </text:span><text:span text:style-name="T29">Observes</text:span><text:span text:style-name="T17">&lt;</text:span><text:span text:style-name="T23">ILeg</text:span><text:span text:style-name="T17">, </text:span><text:span text:style-name="T29">Leg</text:span><text:span text:style-name="T17">&gt;</text:span></text:p>
      <text:p text:style-name="P14">{</text:p>
      <text:p text:style-name="P26"><text:span text:style-name="T13"><text:s text:c="4"/></text:span><text:span text:style-name="T21">Establish</text:span><text:span text:style-name="T13"> context = () =&gt;</text:span></text:p>
      <text:p text:style-name="P14"><text:s text:c="4"/>{</text:p>
      <text:p text:style-name="P26"><text:span text:style-name="T13"><text:s text:c="8"/>the_injected_voyage = an&lt;</text:span><text:span text:style-name="T21">IVoyage</text:span><text:span text:style-name="T13">&gt;();</text:span></text:p>
      <text:p text:style-name="P26"><text:span text:style-name="T13"><text:s text:c="8"/>the_injected_load_location = an&lt;</text:span><text:span text:style-name="T21">ILocation</text:span><text:span text:style-name="T13">&gt;();</text:span></text:p>
      <text:p text:style-name="P26"><text:span text:style-name="T13"><text:s text:c="8"/>the_injected_unload_location = an&lt;</text:span><text:span text:style-name="T21">ILocation</text:span><text:span text:style-name="T13">&gt;();</text:span></text:p>
      <text:p text:style-name="P26"><text:span text:style-name="T13"><text:s text:c="8"/>the_injected_load_time = an&lt;</text:span><text:span text:style-name="T21">IDate</text:span><text:span text:style-name="T13">&gt;();</text:span></text:p>
      <text:p text:style-name="P26"><text:span text:style-name="T13"><text:s text:c="8"/>the_injected_unload_time = an&lt;</text:span><text:span text:style-name="T21">IDate</text:span><text:span text:style-name="T13">&gt;();</text:span></text:p>
      <text:p text:style-name="P26"><text:span text:style-name="T13"><text:s text:c="8"/>the_leg_factory = </text:span><text:span text:style-name="T7">new</text:span><text:span text:style-name="T13"> </text:span><text:span text:style-name="T27">CargoAggregateFactory</text:span><text:span text:style-name="T13">();</text:span></text:p>
      <text:p text:style-name="P14"/>
      <text:p text:style-name="P14"><text:s text:c="8"/>create_sut_using(() =&gt; </text:p>
      <text:p text:style-name="P14"><text:s text:c="10"/>the_leg_factory</text:p>
      <text:p text:style-name="P14"><text:s text:c="12"/>.create_leg_using(the_injected_voyage, </text:p>
      <text:p text:style-name="P14"><text:s text:c="30"/>the_injected_load_location, the_injected_unload_location,</text:p>
      <text:p text:style-name="P14"><text:s text:c="30"/>the_injected_load_time, the_injected_unload_time));</text:p>
      <text:p text:style-name="P14"><text:s text:c="4"/>};</text:p>
      <text:p text:style-name="P14"/>
      <text:p text:style-name="P26"><text:span text:style-name="T13"><text:s text:c="4"/></text:span><text:span text:style-name="T7">protected</text:span><text:span text:style-name="T13"> </text:span><text:span text:style-name="T7">static</text:span><text:span text:style-name="T13"> </text:span><text:span text:style-name="T21">IVoyage</text:span><text:span text:style-name="T13"> the_injected_voyage;</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load_location;</text:span></text:p>
      <text:p text:style-name="P26"><text:span text:style-name="T13"><text:s text:c="4"/></text:span><text:span text:style-name="T7">protected</text:span><text:span text:style-name="T13"> </text:span><text:span text:style-name="T7">static</text:span><text:span text:style-name="T13"> </text:span><text:span text:style-name="T21">ILocation</text:span><text:span text:style-name="T13"> the_injected_unload_location;</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load_time;</text:span></text:p>
      <text:p text:style-name="P26"><text:span text:style-name="T13"><text:s text:c="4"/></text:span><text:span text:style-name="T7">protected</text:span><text:span text:style-name="T13"> </text:span><text:span text:style-name="T7">static</text:span><text:span text:style-name="T13"> </text:span><text:span text:style-name="T21">IDate</text:span><text:span text:style-name="T13"> the_injected_unload_time;</text:span></text:p>
      <text:p text:style-name="P26"><text:span text:style-name="T13"><text:s text:c="4"/></text:span><text:span text:style-name="T7">protected</text:span><text:span text:style-name="T13"> </text:span><text:span text:style-name="T7">static</text:span><text:span text:style-name="T13"> </text:span><text:span text:style-name="T27">CargoAggregateFactory</text:span><text:span text:style-name="T13"> the_leg_factory;</text:span></text:p>
      <text:p text:style-name="P14">}</text:p>
      <text:p text:style-name="P2"/>
      <text:p text:style-name="P2">En concreto estamos interesados en esta linea:</text:p>
      <text:p text:style-name="P2"/>
      <text:p text:style-name="P28"><text:span text:style-name="T9">protected</text:span><text:span text:style-name="T17"> </text:span><text:span text:style-name="T9">static</text:span><text:span text:style-name="T17"> </text:span><text:span text:style-name="T29">CargoAggregateFactory</text:span><text:span text:style-name="T17"> the_leg_factory;</text:span></text:p>
      <text:p text:style-name="P2"/>
      <text:p text:style-name="P2">Esta era la única solución cuando CargoAggregateFactory estaba definida de la siguiente forma:</text:p>
      <text:p text:style-name="P2"/>
      <text:p text:style-name="P27"><text:span text:style-name="T9">namespace</text:span><text:span text:style-name="T17"> dddsample.domain.model.cargo.aggregate</text:span></text:p>
      <text:p text:style-name="P14">{</text:p>
      <text:p text:style-name="P26"><text:span text:style-name="T13"><text:s text:c="4"/></text:span><text:span text:style-name="T7">public</text:span><text:span text:style-name="T13"> </text:span><text:span text:style-name="T7">class</text:span><text:span text:style-name="T13"> </text:span><text:span text:style-name="T27">CargoAggregateFactory</text:span><text:span text:style-name="T13"> { (....) }</text:span></text:p>
      <text:p text:style-name="P16">}</text:p>
      <text:p text:style-name="P2"/>
      <text:p text:style-name="P2">Pero recordemos que con las mejoras que hemos realizado a través del ISP y el DDD_Intention_Revealing_Interfaces, ahora esta definida de la siguiente forma:</text:p>
      <text:p text:style-name="P2"/>
      <text:p text:style-name="P27"><text:span text:style-name="T9">public</text:span><text:span text:style-name="T17"> </text:span><text:span text:style-name="T9">class</text:span><text:span text:style-name="T17"> </text:span><text:span text:style-name="T29">CargoAggregateFactory</text:span><text:span text:style-name="T17"> : </text:span><text:span text:style-name="T23">IRouteSpecificationFactory</text:span><text:span text:style-name="T17">, </text:span><text:span text:style-name="T23">ILegFactory</text:span><text:span text:style-name="T17"> { (....) }</text:span></text:p>
      <text:p text:style-name="P2"/>
      <text:p text:style-name="P2">Por lo tanto ya no tenemos la obligación de declarar "the_leg_factory" como un tipo concreto ("CargoAggregateFactory"), sino que podemos definirlo como la interface que cumple, es decir:</text:p>
      <text:p text:style-name="P2"/>
      <text:p text:style-name="P27"><text:span text:style-name="T9">protected</text:span><text:span text:style-name="T17"> </text:span><text:span text:style-name="T9">static</text:span><text:span text:style-name="T17"> </text:span><text:span text:style-name="T23">ILegFactory</text:span><text:span text:style-name="T17"> the_leg_factory;</text:span></text:p>
      <text:p text:style-name="P2"/>
      <text:p text:style-name="P2">Recordemos que esta otra linea no cambia y sigue siendo valida:</text:p>
      <text:p text:style-name="P2"/>
      <text:p text:style-name="P28"><text:span text:style-name="T17">the_leg_factory = </text:span><text:span text:style-name="T9">new</text:span><text:span text:style-name="T17"> </text:span><text:span text:style-name="T29">CargoAggregateFactory</text:span><text:span text:style-name="T17">();</text:span></text:p>
      <text:p text:style-name="P2"/>
      <text:p text:style-name="P2">Si ejecutamos las BDD_Specs, tras este cambio, comprobaremos que no hemos roto nada:</text:p>
      <text:p text:style-name="P2"/>
      <text:p text:style-name="P19">246 passed, 0 failed, 0 skipped, took 3,62 seconds (Machine.Specifications 0.3.0).</text:p>
      <text:p text:style-name="P2"/>
      <text:p text:style-name="P2">Por lo tanto, este pequeño cambio hace que nuestro código ea mas flexible y ademas ayuda a la comprensión del mismo puesto que nos indica que CargoAggregateFactory implementa <text:soft-page-break/>ILegFactory</text:p>
      <text:p text:style-name="P2"/>
      <text:p text:style-name="P2">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2H39M45S</meta:editing-duration>
    <meta:editing-cycles>53</meta:editing-cycles>
    <meta:generator>OpenOffice.org/3.2$Win32 OpenOffice.org_project/320m18$Build-9502</meta:generator>
    <dc:date>2010-08-02T09:21:50.60</dc:date>
    <meta:document-statistic meta:table-count="0" meta:image-count="0" meta:object-count="0" meta:page-count="15" meta:paragraph-count="526" meta:word-count="3807" meta:character-count="32760"/>
    <meta:user-defined meta:name="Info 1"/>
    <meta:user-defined meta:name="Info 2"/>
    <meta:user-defined meta:name="Info 3"/>
    <meta:user-defined meta:name="Info 4"/>
  </office:meta>
</office:document-meta>
</file>